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10CC0F2A607DBEA3.png" manifest:media-type="image/png"/>
  <manifest:file-entry manifest:full-path="Pictures/1000020100000080000000806418B001DA8326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adornments="Standard"/>
    <style:font-face style:name="Arial2" svg:font-family="Arial" style:font-adornments="Standard" style:font-family-generic="swiss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bbe0e3" draw:textarea-horizontal-align="justify" draw:textarea-vertical-align="middle" draw:auto-grow-height="true" fo:min-height="0cm" fo:min-width="0cm" fo:padding-top="0.11cm" fo:padding-bottom="0.11cm" fo:padding-left="0.221cm" fo:padding-right="0.221cm" fo:wrap-option="no-wrap" draw:shadow="hidden"/>
    </style:style>
    <style:style style:name="gr2" style:family="graphic" style:parent-style-name="standard">
      <style:graphic-properties draw:stroke="solid" svg:stroke-width="0.079cm" svg:stroke-color="#000000" draw:stroke-linejoin="miter" draw:fill="none" draw:fill-color="#bbe0e3" draw:textarea-horizontal-align="left" draw:textarea-vertical-align="middle" draw:auto-grow-height="false" fo:min-height="1.72cm" fo:min-width="1.533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79cm" svg:stroke-color="#000000" draw:stroke-linejoin="round" draw:fill="none" draw:fill-color="#ffffff" draw:textarea-horizontal-align="left" draw:textarea-vertical-align="top" draw:auto-grow-height="false" fo:min-height="0.243cm" fo:min-width="1.025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79cm" svg:stroke-color="#000000" draw:stroke-linejoin="miter" draw:fill="solid" draw:fill-color="#ffffff" draw:textarea-horizontal-align="left" draw:textarea-vertical-align="top" draw:auto-grow-height="false" fo:min-height="0.33cm" fo:min-width="0.637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3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881cm" fo:min-width="0.663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3">
      <style:graphic-properties draw:stroke="solid" svg:stroke-width="0.1cm" svg:stroke-color="#000000" draw:marker-start-width="0.35cm" draw:marker-start-center="false" draw:marker-end="Symmetric_20_Arrow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9" style:family="graphic" style:parent-style-name="standard" style:list-style-name="L3">
      <style:graphic-properties draw:stroke="solid" svg:stroke-width="0.1cm" svg:stroke-color="#000000" draw:marker-start-width="0.45cm" draw:marker-start-center="false" draw:marker-end="Rounded_20_short_20_Arrow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0" style:family="graphic" style:parent-style-name="standard" style:list-style-name="L3">
      <style:graphic-properties draw:stroke="solid" svg:stroke-width="0.1cm" svg:stroke-color="#000000" draw:marker-start-width="0.45cm" draw:marker-start-center="false" draw:marker-end="Rounded_20_short_20_Arrow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79cm" svg:stroke-color="#000000" draw:stroke-linejoin="miter" draw:fill="none" draw:fill-color="#ffffff" draw:textarea-horizontal-align="center" draw:textarea-vertical-align="middle" draw:auto-grow-height="false" fo:min-height="1.751cm" fo:min-width="2.2cm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79cm" svg:stroke-color="#000000" draw:stroke-linejoin="miter" draw:fill="none" draw:fill-color="#ffffff" draw:textarea-horizontal-align="center" draw:textarea-vertical-align="middle" draw:auto-grow-height="false" fo:min-height="1.745cm" fo:min-width="2.045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false" fo:min-height="0.739cm" fo:min-width="2.256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svg:stroke-color="#808080" draw:fill="none" draw:fill-color="#ffffff" draw:textarea-horizontal-align="justify" draw:textarea-vertical-align="top" draw:auto-grow-height="false" fo:min-height="1.125cm" fo:min-width="2.553cm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3">
      <style:graphic-properties draw:stroke="solid" svg:stroke-width="0.1cm" svg:stroke-color="#000000" draw:marker-start-width="0.45cm" draw:marker-start-center="false" draw:marker-end="Rounded_20_short_20_Arrow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7" style:family="graphic" style:parent-style-name="standard" style:list-style-name="L3">
      <style:graphic-properties draw:stroke="solid" svg:stroke-width="0.1cm" svg:stroke-color="#000000" draw:marker-start-width="0.45cm" draw:marker-start-center="false" draw:marker-end="Rounded_20_short_20_Arrow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8" style:family="graphic" style:parent-style-name="standard" style:list-style-name="L3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881cm" fo:min-width="0.663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3">
      <style:graphic-properties draw:stroke="solid" svg:stroke-width="0.1cm" svg:stroke-color="#000000" draw:marker-start-width="0.35cm" draw:marker-start-center="false" draw:marker-end="Symmetric_20_Arrow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.079cm" svg:stroke-color="#b80047" draw:stroke-linejoin="miter" draw:fill="none" draw:fill-color="#bbe0e3" draw:textarea-horizontal-align="center" draw:textarea-vertical-align="middle" draw:auto-grow-height="false" fo:min-height="1.76cm" fo:min-width="2.347cm" fo:padding-top="0.13cm" fo:padding-bottom="0.13cm" fo:padding-left="0.15cm" fo:padding-right="0.15cm" fo:wrap-option="wrap" draw:shadow="hidden"/>
    </style:style>
    <style:style style:name="gr21" style:family="graphic" style:parent-style-name="standard" style:list-style-name="L3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881cm" fo:min-width="0.663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3">
      <style:graphic-properties draw:stroke="solid" svg:stroke-width="0.1cm" svg:stroke-color="#b80047" draw:marker-start-width="0.35cm" draw:marker-start-center="false" draw:marker-end="Symmetric_20_Arrow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23" style:family="graphic" style:parent-style-name="standard" style:list-style-name="L4">
      <style:graphic-properties draw:stroke="none" svg:stroke-color="#808080" draw:fill="none" draw:fill-color="#bbe0e3" draw:textarea-horizontal-align="justify" draw:textarea-vertical-align="middle" draw:auto-grow-height="true" fo:min-height="0cm" fo:min-width="0cm" fo:padding-top="0.11cm" fo:padding-bottom="0.11cm" fo:padding-left="0.221cm" fo:padding-right="0.221cm" fo:wrap-option="no-wrap" draw:shadow="hidden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false" draw:auto-grow-width="false" fo:min-height="0.744cm" fo:min-width="1.3cm" fo:padding-top="0.131cm" fo:padding-bottom="0.131cm" fo:padding-left="0.25cm" fo:padding-right="0.25cm" fo:wrap-option="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false" draw:auto-grow-width="false" fo:min-height="0.744cm" fo:min-width="1.001cm" fo:padding-top="0.131cm" fo:padding-bottom="0.131cm" fo:padding-left="0.25cm" fo:padding-right="0.25cm" fo:wrap-option="wrap"/>
    </style:style>
    <style:style style:name="gr26" style:family="graphic" style:parent-style-name="standard">
      <style:graphic-properties draw:stroke="dash" draw:stroke-dash="Ultrafine_20_2_20_Dots_20_3_20_Dashes" svg:stroke-width="0.07cm" svg:stroke-color="#000000" svg:stroke-opacity="100%" draw:fill="none" draw:textarea-horizontal-align="center" draw:textarea-vertical-align="middle" draw:auto-grow-height="false" draw:auto-grow-width="false" fo:min-height="1.95cm" fo:min-width="0cm" fo:padding-top="0.16cm" fo:padding-bottom="0.16cm" fo:padding-left="0.285cm" fo:padding-right="0.285cm" fo:wrap-option="wrap"/>
    </style:style>
    <style:style style:name="gr27" style:family="graphic" style:parent-style-name="standard">
      <style:graphic-properties svg:stroke-width="0.05cm" svg:stroke-color="#0000ff" draw:marker-start-width="0.275cm" draw:marker-end-width="0.275cm" draw:fill="solid" draw:fill-color="#c0c0c0" draw:textarea-horizontal-align="justify" draw:textarea-vertical-align="middle" draw:auto-grow-height="false" fo:min-height="0.389cm" fo:min-width="0.951cm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draw:textarea-horizontal-align="center" draw:textarea-vertical-align="middle" draw:auto-grow-height="true" draw:auto-grow-width="true" fo:min-height="0.729cm" fo:min-width="2.422cm" fo:padding-top="0.125cm" fo:padding-bottom="0.125cm" fo:padding-left="0.1cm" fo:padding-right="0.1cm" fo:wrap-option="wrap"/>
    </style:style>
    <style:style style:name="gr29" style:family="graphic" style:parent-style-name="standard">
      <style:graphic-properties svg:stroke-width="0.05cm" svg:stroke-color="#b80047" draw:marker-start-width="0.275cm" draw:marker-end-width="0.275cm" draw:fill="solid" draw:fill-color="#c0c0c0" draw:textarea-horizontal-align="justify" draw:textarea-vertical-align="middle" draw:auto-grow-height="false" fo:min-height="0.389cm" fo:min-width="0.951cm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b80047" draw:marker-start-width="0.275cm" draw:marker-end-width="0.275cm" draw:fill="solid" draw:fill-color="#c0c0c0" draw:textarea-horizontal-align="justify" draw:textarea-vertical-align="middle" draw:auto-grow-height="false" fo:min-height="0.388cm" fo:min-width="0.826cm" fo:padding-top="0.15cm" fo:padding-bottom="0.15cm" fo:padding-left="0.275cm" fo:padding-right="0.275cm"/>
    </style:style>
    <style:style style:name="gr31" style:family="graphic" style:parent-style-name="standard">
      <style:graphic-properties svg:stroke-width="0.05cm" svg:stroke-color="#0000ff" draw:marker-start-width="0.275cm" draw:marker-end-width="0.275cm" draw:fill="solid" draw:fill-color="#c0c0c0" draw:textarea-horizontal-align="justify" draw:textarea-vertical-align="middle" draw:auto-grow-height="false" fo:min-height="0.388cm" fo:min-width="0.826cm" fo:padding-top="0.15cm" fo:padding-bottom="0.15cm" fo:padding-left="0.275cm" fo:padding-right="0.275cm"/>
    </style:style>
    <style:style style:name="gr32" style:family="graphic" style:parent-style-name="standard">
      <style:graphic-properties draw:stroke="none" draw:fill="none" draw:textarea-horizontal-align="center" draw:textarea-vertical-align="middle" draw:auto-grow-height="true" draw:auto-grow-width="true" fo:min-height="0.729cm" fo:min-width="2.051cm" fo:padding-top="0.125cm" fo:padding-bottom="0.125cm" fo:padding-left="0.1cm" fo:padding-right="0.1cm" fo:wrap-option="wrap"/>
    </style:style>
    <style:style style:name="gr33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806cm" fo:min-width="1.079cm" fo:padding-top="0.1cm" fo:padding-bottom="0.1cm" fo:padding-left="0.1cm" fo:padding-right="0.1cm" fo:wrap-option="wrap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false" draw:auto-grow-width="false" fo:min-height="0.744cm" fo:min-width="1.431cm" fo:padding-top="0.131cm" fo:padding-bottom="0.131cm" fo:padding-left="0.25cm" fo:padding-right="0.25cm" fo:wrap-option="wrap"/>
    </style:style>
    <style:style style:name="gr35" style:family="graphic" style:parent-style-name="standard">
      <style:graphic-properties draw:stroke="solid" svg:stroke-width="0.079cm" svg:stroke-color="#000000" svg:stroke-opacity="100%" draw:stroke-linejoin="miter" draw:fill="none" draw:textarea-horizontal-align="center" draw:textarea-vertical-align="middle" draw:auto-grow-height="false" draw:auto-grow-width="false" fo:min-height="1.028cm" fo:min-width="1.801cm" fo:padding-top="0.131cm" fo:padding-bottom="0.131cm" fo:padding-left="0.1cm" fo:padding-right="0.1cm" fo:wrap-option="no-wrap"/>
    </style:style>
    <style:style style:name="gr36" style:family="graphic" style:parent-style-name="standard">
      <style:graphic-properties draw:stroke="solid" svg:stroke-width="0.1cm" svg:stroke-color="#b80047" svg:stroke-opacity="100%" draw:stroke-linejoin="miter" draw:fill="none" draw:textarea-horizontal-align="center" draw:textarea-vertical-align="middle" draw:auto-grow-height="false" draw:auto-grow-width="false" fo:min-height="1.147cm" fo:min-width="2.013cm" fo:padding-top="0.085cm" fo:padding-bottom="0.085cm" fo:padding-left="0.08cm" fo:padding-right="0.08cm" fo:wrap-option="wrap"/>
    </style:style>
    <style:style style:name="gr37" style:family="graphic" style:parent-style-name="standard">
      <style:graphic-properties draw:stroke="solid" svg:stroke-width="0.079cm" svg:stroke-color="#000000" svg:stroke-opacity="100%" draw:stroke-linejoin="miter" draw:fill="none" draw:textarea-horizontal-align="center" draw:textarea-vertical-align="middle" draw:auto-grow-height="false" draw:auto-grow-width="false" fo:min-height="1.05cm" fo:min-width="1.203cm" fo:padding-top="0.131cm" fo:padding-bottom="0.131cm" fo:padding-left="0.1cm" fo:padding-right="0.2cm" fo:wrap-option="wrap"/>
    </style:style>
    <style:style style:name="gr38" style:family="graphic" style:parent-style-name="standard">
      <style:graphic-properties draw:stroke="solid" svg:stroke-width="0.08cm" svg:stroke-color="#000000" draw:marker-end="a2325" svg:stroke-opacity="100%" draw:fill="none" draw:textarea-horizontal-align="center" draw:textarea-vertical-align="middle" draw:auto-grow-height="false" draw:auto-grow-width="false" fo:padding-top="0.165cm" fo:padding-bottom="0.165cm" fo:padding-left="0.29cm" fo:padding-right="0.29cm" fo:wrap-option="wrap" draw:shadow="hidden"/>
    </style:style>
    <style:style style:name="gr39" style:family="graphic" style:parent-style-name="standard">
      <style:graphic-properties draw:stroke="solid" svg:stroke-width="0.08cm" svg:stroke-color="#000000" draw:marker-end="a2329" svg:stroke-opacity="100%" draw:fill="none" draw:textarea-horizontal-align="center" draw:textarea-vertical-align="middle" draw:auto-grow-height="false" draw:auto-grow-width="false" fo:min-height="0cm" fo:min-width="0.19cm" fo:padding-top="0.165cm" fo:padding-bottom="0.165cm" fo:padding-left="0.29cm" fo:padding-right="0.29cm" fo:wrap-option="wrap"/>
    </style:style>
    <style:style style:name="gr40" style:family="graphic" style:parent-style-name="standard">
      <style:graphic-properties draw:stroke="solid" svg:stroke-width="0.08cm" svg:stroke-color="#000000" draw:marker-end="a2333" svg:stroke-opacity="100%" draw:fill="none" draw:textarea-horizontal-align="center" draw:textarea-vertical-align="middle" draw:auto-grow-height="false" draw:auto-grow-width="false" fo:min-height="0cm" fo:min-width="0.268cm" fo:padding-top="0.165cm" fo:padding-bottom="0.165cm" fo:padding-left="0.29cm" fo:padding-right="0.29cm" fo:wrap-option="wrap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false" fo:min-height="0.891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dash" draw:stroke-dash="Ultrafine_20_2_20_Dots_20_3_20_Dashes" svg:stroke-width="0.07cm" svg:stroke-color="#000000" svg:stroke-opacity="100%" draw:fill="none" draw:textarea-horizontal-align="center" draw:textarea-vertical-align="middle" draw:auto-grow-height="false" draw:auto-grow-width="false" fo:min-height="1.954cm" fo:min-width="0cm" fo:padding-top="0.16cm" fo:padding-bottom="0.16cm" fo:padding-left="0.285cm" fo:padding-right="0.285cm" fo:wrap-option="wrap"/>
    </style:style>
    <style:style style:name="gr43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806cm" fo:min-width="1.268cm" fo:padding-top="0.1cm" fo:padding-bottom="0.1cm" fo:padding-left="0.1cm" fo:padding-right="0.1cm" fo:wrap-option="wrap"/>
    </style:style>
    <style:style style:name="gr44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808cm" fo:min-width="1.567cm" fo:padding-top="0.1cm" fo:padding-bottom="0.1cm" fo:padding-left="0.1cm" fo:padding-right="0.1cm" fo:wrap-option="wrap"/>
    </style:style>
    <style:style style:name="gr45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806cm" fo:min-width="1.77cm" fo:padding-top="0.1cm" fo:padding-bottom="0.1cm" fo:padding-left="0.1cm" fo:padding-right="0.1cm" fo:wrap-option="wrap"/>
    </style:style>
    <style:style style:name="gr46" style:family="graphic" style:parent-style-name="standard">
      <style:graphic-properties draw:stroke="solid" svg:stroke-width="0.079cm" svg:stroke-color="#000000" svg:stroke-opacity="100%" draw:stroke-linejoin="miter" draw:fill="none" draw:textarea-horizontal-align="center" draw:textarea-vertical-align="middle" draw:auto-grow-height="false" draw:auto-grow-width="false" fo:min-height="1.049cm" fo:min-width="1.445cm" fo:padding-top="0.131cm" fo:padding-bottom="0.131cm" fo:padding-left="0.2cm" fo:padding-right="0.1cm" fo:wrap-option="wrap"/>
    </style:style>
    <style:style style:name="gr47" style:family="graphic" style:parent-style-name="standard">
      <style:graphic-properties draw:stroke="solid" svg:stroke-width="0.08cm" svg:stroke-color="#000000" draw:marker-end="a2409" svg:stroke-opacity="100%" draw:fill="none" draw:textarea-horizontal-align="center" draw:textarea-vertical-align="middle" draw:auto-grow-height="false" draw:auto-grow-width="false" fo:min-height="0cm" fo:min-width="0.482cm" fo:padding-top="0.165cm" fo:padding-bottom="0.165cm" fo:padding-left="0.29cm" fo:padding-right="0.29cm" fo:wrap-option="wrap"/>
    </style:style>
    <style:style style:name="gr48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808cm" fo:min-width="1.268cm" fo:padding-top="0.1cm" fo:padding-bottom="0.1cm" fo:padding-left="0.1cm" fo:padding-right="0.1cm" fo:wrap-option="wrap"/>
    </style:style>
    <style:style style:name="gr49" style:family="graphic" style:parent-style-name="standard">
      <style:graphic-properties draw:stroke="solid" svg:stroke-width="0.08cm" svg:stroke-color="#000000" draw:marker-end="a2420" svg:stroke-opacity="100%" draw:fill="none" draw:textarea-horizontal-align="center" draw:textarea-vertical-align="middle" draw:auto-grow-height="false" draw:auto-grow-width="false" fo:min-height="0cm" fo:min-width="0.276cm" fo:padding-top="0.165cm" fo:padding-bottom="0.165cm" fo:padding-left="0.29cm" fo:padding-right="0.29cm" fo:wrap-option="wrap"/>
    </style:style>
    <style:style style:name="gr50" style:family="graphic" style:parent-style-name="standard">
      <style:graphic-properties draw:stroke="solid" svg:stroke-width="0.079cm" svg:stroke-color="#000000" svg:stroke-opacity="100%" draw:stroke-linejoin="miter" draw:fill="none" draw:textarea-horizontal-align="center" draw:textarea-vertical-align="middle" draw:auto-grow-height="false" draw:auto-grow-width="false" fo:min-height="0.917cm" fo:min-width="0.901cm" fo:padding-top="0.1cm" fo:padding-bottom="0.3cm" fo:padding-left="0.15cm" fo:padding-right="0.15cm" fo:wrap-option="wrap"/>
    </style:style>
    <style:style style:name="gr51" style:family="graphic" style:parent-style-name="standard">
      <style:graphic-properties draw:stroke="dash" draw:stroke-dash="Ultrafine_20_Dashed" svg:stroke-width="0.07cm" svg:stroke-color="#000000" svg:stroke-opacity="100%" draw:fill="none" draw:textarea-horizontal-align="center" draw:textarea-vertical-align="middle" draw:auto-grow-height="false" draw:auto-grow-width="false" fo:min-height="1.948cm" fo:min-width="0cm" fo:padding-top="0.16cm" fo:padding-bottom="0.16cm" fo:padding-left="0.285cm" fo:padding-right="0.285cm" fo:wrap-option="wrap"/>
    </style:style>
    <style:style style:name="gr52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806cm" fo:min-width="1.571cm" fo:padding-top="0.1cm" fo:padding-bottom="0.1cm" fo:padding-left="0.1cm" fo:padding-right="0.1cm" fo:wrap-option="wrap"/>
    </style:style>
    <style:style style:name="gr53" style:family="graphic" style:parent-style-name="standard">
      <style:graphic-properties draw:stroke="solid" svg:stroke-width="0.08cm" svg:stroke-color="#000000" draw:marker-end="a2463" svg:stroke-opacity="100%" draw:fill="none" draw:textarea-horizontal-align="center" draw:textarea-vertical-align="middle" draw:auto-grow-height="false" draw:auto-grow-width="false" fo:min-height="0cm" fo:min-width="0.522cm" fo:padding-top="0.165cm" fo:padding-bottom="0.165cm" fo:padding-left="0.29cm" fo:padding-right="0.29cm" fo:wrap-option="wrap"/>
    </style:style>
    <style:style style:name="gr54" style:family="graphic" style:parent-style-name="standard">
      <style:graphic-properties draw:stroke="solid" svg:stroke-width="0.08cm" svg:stroke-color="#000000" draw:marker-end="a2467" svg:stroke-opacity="100%" draw:fill="none" draw:textarea-horizontal-align="center" draw:textarea-vertical-align="middle" draw:auto-grow-height="false" draw:auto-grow-width="false" fo:padding-top="0.165cm" fo:padding-bottom="0.165cm" fo:padding-left="0.29cm" fo:padding-right="0.29cm" fo:wrap-option="wrap" draw:shadow="hidden"/>
    </style:style>
    <style:style style:name="gr55" style:family="graphic" style:parent-style-name="standard">
      <style:graphic-properties draw:stroke="solid" svg:stroke-width="0.079cm" svg:stroke-color="#000000" svg:stroke-opacity="100%" draw:stroke-linejoin="miter" draw:fill="none" draw:textarea-horizontal-align="center" draw:textarea-vertical-align="middle" draw:auto-grow-height="false" draw:auto-grow-width="false" fo:min-height="0.917cm" fo:min-width="0.829cm" fo:padding-top="0.1cm" fo:padding-bottom="0.3cm" fo:padding-left="0.15cm" fo:padding-right="0.15cm" fo:wrap-option="wrap"/>
    </style:style>
    <style:style style:name="gr56" style:family="graphic" style:parent-style-name="standard">
      <style:graphic-properties draw:stroke="solid" svg:stroke-width="0.08cm" svg:stroke-color="#000000" draw:marker-end="a2500" svg:stroke-opacity="100%" draw:fill="none" draw:textarea-horizontal-align="center" draw:textarea-vertical-align="middle" draw:auto-grow-height="false" draw:auto-grow-width="false" fo:min-height="0cm" fo:min-width="0.697cm" fo:padding-top="0.165cm" fo:padding-bottom="0.165cm" fo:padding-left="0.29cm" fo:padding-right="0.29cm" fo:wrap-option="wrap"/>
    </style:style>
    <style:style style:name="gr57" style:family="graphic" style:parent-style-name="standard">
      <style:graphic-properties draw:stroke="solid" svg:stroke-width="0.071cm" svg:stroke-color="#000000" svg:stroke-opacity="100%" draw:fill="solid" draw:fill-color="#7f7f7f" draw:opacity="100%" draw:textarea-horizontal-align="center" draw:textarea-vertical-align="middle" draw:auto-grow-height="false" draw:auto-grow-width="false" fo:min-height="0.534cm" fo:min-width="0.534cm" fo:padding-top="0cm" fo:padding-bottom="0cm" fo:padding-left="0cm" fo:padding-right="0cm" fo:wrap-option="no-wrap"/>
    </style:style>
    <style:style style:name="gr58" style:family="graphic" style:parent-style-name="standard">
      <style:graphic-properties draw:stroke="solid" svg:stroke-width="0.08cm" svg:stroke-color="#000000" draw:marker-start-width="0.17cm" draw:marker-end-width="0.17cm" svg:stroke-opacity="100%" draw:stroke-linejoin="miter" draw:fill="none" draw:textarea-horizontal-align="center" draw:textarea-vertical-align="middle" draw:auto-grow-height="false" draw:auto-grow-width="false" fo:min-height="1.167cm" fo:min-width="2.382cm" fo:padding-top="0.075cm" fo:padding-bottom="0.075cm" fo:padding-left="0.07cm" fo:padding-right="0.07cm" fo:wrap-option="wrap"/>
    </style:style>
    <style:style style:name="gr59" style:family="graphic" style:parent-style-name="standard">
      <style:graphic-properties draw:stroke="solid" svg:stroke-width="0.08cm" svg:stroke-color="#000000" draw:marker-end="a2325" svg:stroke-opacity="100%" draw:fill="none" draw:textarea-horizontal-align="center" draw:textarea-vertical-align="middle" draw:auto-grow-height="false" draw:auto-grow-width="false" fo:min-height="0cm" fo:min-width="0.486cm" fo:padding-top="0.165cm" fo:padding-bottom="0.165cm" fo:padding-left="0.29cm" fo:padding-right="0.29cm" fo:wrap-option="wrap"/>
    </style:style>
    <style:style style:name="gr60" style:family="graphic" style:parent-style-name="standard">
      <style:graphic-properties draw:stroke="none" draw:fill="none" draw:textarea-horizontal-align="center" draw:textarea-vertical-align="middle" draw:auto-grow-height="true" draw:auto-grow-width="true" fo:min-height="0.894cm" fo:min-width="0.735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8cm" svg:stroke-color="#000000" draw:marker-end="a2463" svg:stroke-opacity="100%" draw:fill="none" draw:textarea-horizontal-align="center" draw:textarea-vertical-align="middle" draw:auto-grow-height="false" draw:auto-grow-width="false" fo:min-height="0cm" fo:min-width="0.421cm" fo:padding-top="0.165cm" fo:padding-bottom="0.165cm" fo:padding-left="0.29cm" fo:padding-right="0.29cm" fo:wrap-option="wrap"/>
    </style:style>
    <style:style style:name="gr62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0cm" fo:min-width="0cm" fo:padding-top="0cm" fo:padding-bottom="0cm" fo:padding-left="0cm" fo:padding-right="0cm" fo:wrap-option="wrap"/>
    </style:style>
    <style:style style:name="gr63" style:family="graphic" style:parent-style-name="standard">
      <style:graphic-properties draw:stroke="solid" svg:stroke-width="0.079cm" svg:stroke-color="#000000" svg:stroke-opacity="100%" draw:stroke-linejoin="miter" draw:fill="none" draw:textarea-horizontal-align="center" draw:textarea-vertical-align="middle" draw:auto-grow-height="false" draw:auto-grow-width="false" fo:min-height="1.028cm" fo:min-width="1.6cm" fo:padding-top="0.131cm" fo:padding-bottom="0.131cm" fo:padding-left="0.1cm" fo:padding-right="0.1cm" fo:wrap-option="no-wrap"/>
    </style:style>
    <style:style style:name="gr64" style:family="graphic" style:parent-style-name="standard">
      <style:graphic-properties svg:stroke-width="0.05cm" svg:stroke-color="#b80047" draw:marker-start-width="0.275cm" draw:marker-end-width="0.275cm" draw:fill="solid" draw:fill-color="#c0c0c0" draw:textarea-horizontal-align="justify" draw:textarea-vertical-align="middle" draw:auto-grow-height="false" fo:min-height="0.389cm" fo:min-width="0.826cm" fo:padding-top="0.15cm" fo:padding-bottom="0.15cm" fo:padding-left="0.275cm" fo:padding-right="0.275cm"/>
    </style:style>
    <style:style style:name="gr65" style:family="graphic" style:parent-style-name="standard">
      <style:graphic-properties svg:stroke-width="0.05cm" svg:stroke-color="#b80047" draw:marker-start-width="0.275cm" draw:marker-end-width="0.275cm" draw:fill="solid" draw:fill-color="#c0c0c0" draw:textarea-horizontal-align="justify" draw:textarea-vertical-align="middle" draw:auto-grow-height="false" fo:min-height="0.389cm" fo:min-width="0.7cm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  <style:text-properties fo:color="#000000"/>
    </style:style>
    <style:style style:name="P2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  <style:text-properties fo:color="#000000" style:font-name="Arial" fo:font-size="18pt" fo:font-weight="bold" style:font-weight-asian="bold" style:font-weight-complex="bold"/>
    </style:style>
    <style:style style:name="P3" style:family="paragraph">
      <loext:graphic-properties draw:fill="none" draw:fill-color="#bbe0e3"/>
      <style:paragraph-properties style:writing-mode="lr-tb" style:font-independent-line-spacing="true"/>
      <style:text-properties fo:color="#000000" style:font-name="Arial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color="#000000" style:font-name="Ari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Arial" fo:font-size="24pt"/>
    </style:style>
    <style:style style:name="P6" style:family="paragraph">
      <loext:graphic-properties draw:fill="solid" draw:fill-color="#ffffff"/>
      <style:paragraph-properties style:writing-mode="lr-tb" style:font-independent-line-spacing="true"/>
      <style:text-properties fo:color="#000000" style:font-name="Arial"/>
    </style:style>
    <style:style style:name="P7" style:family="paragraph">
      <style:paragraph-properties fo:margin-left="0cm" fo:margin-right="0cm" fo:text-inden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9" style:family="paragraph">
      <style:paragraph-properties fo:margin-left="0cm" fo:margin-right="0cm" fo:margin-top="0cm" fo:margin-bottom="0cm" fo:line-height="100%" fo:text-indent="0cm"/>
      <style:text-properties fo:color="#000000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1" fo:font-size="18pt" fo:font-style="italic" fo:text-shadow="none" style:text-underline-style="none" fo:font-weight="bold" style:letter-kerning="true" style:font-name-asian="MS Gothic" style:font-size-asian="18pt" style:font-style-asian="italic" style:font-weight-asian="bold" style:font-name-complex="Tahoma" style:font-size-complex="18pt" style:font-style-complex="italic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fo:color="#000000" style:font-name="Arial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color="#000000" style:font-name="Arial" fo:font-size="18pt"/>
    </style:style>
    <style:style style:name="P1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color="#000000" style:font-name="Arial"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  <style:text-properties fo:color="#b80047" style:font-name="Arial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b80047" style:text-outline="false" style:text-line-through-style="none" style:text-line-through-type="none" style:font-name="Arial1" fo:font-size="18pt" fo:font-style="italic" fo:text-shadow="none" style:text-underline-style="none" fo:font-weight="bold" style:letter-kerning="true" style:font-name-asian="MS Gothic" style:font-size-asian="18pt" style:font-style-asian="italic" style:font-weight-asian="bold" style:font-name-complex="Tahoma" style:font-size-complex="18pt" style:font-style-complex="italic" style:font-weight-complex="bold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text-align="end" fo:text-indent="0cm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color="#000000" style:font-name="Arial" fo:font-size="18pt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font-size="16pt" style:font-size-asian="16pt" style:font-size-complex="16pt"/>
    </style:style>
    <style:style style:name="P27" style:family="paragraph">
      <loext:graphic-properties draw:fill="none"/>
      <style:paragraph-properties style:writing-mode="lr-tb" style:font-independent-line-spacing="false"/>
    </style:style>
    <style:style style:name="P28" style:family="paragraph">
      <loext:graphic-properties draw:fill="solid" draw:fill-color="#c0c0c0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b80047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35" style:family="paragraph">
      <loext:graphic-properties draw:fill="none"/>
      <style:paragraph-properties fo:text-align="center" style:writing-mode="lr-tb" style:font-independent-line-spacing="false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7" style:family="paragraph">
      <loext:graphic-properties draw:fill="solid" draw:fill-color="#7f7f7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style:font-name="Arial" fo:font-size="16pt" style:font-size-asian="16pt" style:font-size-complex="16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b80047" fo:font-size="22pt" fo:font-weight="bold" style:font-size-asian="22pt" style:font-weight-asian="bold" style:font-size-complex="22pt" style:font-weight-complex="bold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font-name="Arial" fo:font-size="18pt" fo:language="de" fo:country="CH" fo:font-weight="bold" style:font-weight-asian="bold" style:font-weight-complex="bold"/>
    </style:style>
    <style:style style:name="T2" style:family="text">
      <style:text-properties style:font-name="Arial" fo:font-size="18pt" fo:language="de" fo:country="CH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position="-33% 58%" style:font-name="Arial" fo:font-size="18pt" fo:language="de" fo:country="CH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Arial" fo:font-size="18pt" fo:language="de" fo:country="CH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Arial" fo:font-size="16pt" fo:language="de" fo:country="CH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style:text-position="-25% 58%" style:font-name="Arial" fo:font-size="16pt" fo:language="de" fo:country="CH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style:text-position="-25% 58%" style:font-name="Arial" fo:font-size="16pt" fo:language="de" fo:country="CH" fo:font-weight="normal" style:font-size-asian="16pt" style:font-weight-asian="normal" style:font-size-complex="16pt" style:font-weight-complex="normal"/>
    </style:style>
    <style:style style:name="T8" style:family="text">
      <style:text-properties style:font-name="Arial" fo:font-size="16pt" fo:language="de" fo:country="CH" fo:font-weight="normal" style:font-size-asian="16pt" style:font-weight-asian="normal" style:font-size-complex="16pt" style:font-weight-complex="normal"/>
    </style:style>
    <style:style style:name="T9" style:family="text">
      <style:text-properties style:text-position="33% 58%" style:font-name="Arial" fo:font-size="16pt" fo:language="de" fo:country="CH" fo:font-weight="normal" style:font-size-asian="16pt" style:font-weight-asian="normal" style:font-size-complex="16pt" style:font-weight-complex="normal"/>
    </style:style>
    <style:style style:name="T10" style:family="text">
      <style:text-properties style:text-outline="false" style:text-line-through-style="none" style:text-line-through-type="none" style:font-name="Arial1" fo:font-size="18pt" fo:font-style="italic" fo:text-shadow="none" style:text-underline-style="none" fo:font-weight="bold" style:letter-kerning="true" style:font-name-asian="MS Gothic" style:font-size-asian="18pt" style:font-style-asian="italic" style:font-weight-asian="bold" style:font-name-complex="Tahoma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text-position="-33% 58%" style:font-name="Arial1" fo:font-size="18pt" fo:font-style="italic" fo:text-shadow="none" style:text-underline-style="none" fo:font-weight="bold" style:letter-kerning="true" style:font-name-asian="MS Gothic" style:font-size-asian="18pt" style:font-style-asian="italic" style:font-weight-asian="bold" style:font-name-complex="Tahoma" style:font-size-complex="1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Arial" fo:font-size="16pt" fo:language="de" fo:country="CH" fo:font-style="italic" style:font-size-asian="16pt" style:font-style-asian="italic" style:font-size-complex="16pt" style:font-style-complex="italic"/>
    </style:style>
    <style:style style:name="T14" style:family="text">
      <style:text-properties fo:color="#000000" style:text-position="-25% 58%" style:font-name="Arial" fo:font-size="16pt" fo:language="de" fo:country="CH" fo:font-style="italic" style:font-size-asian="16pt" style:font-style-asian="italic" style:font-size-complex="16pt" style:font-style-complex="italic"/>
    </style:style>
    <style:style style:name="T15" style:family="text">
      <style:text-properties fo:color="#000000" style:text-position="-25% 58%" style:font-name="Arial" fo:font-size="16pt" fo:language="de" fo:country="CH" style:font-size-asian="16pt" style:font-size-complex="16pt"/>
    </style:style>
    <style:style style:name="T16" style:family="text">
      <style:text-properties fo:color="#000000" style:font-name="Arial" fo:font-size="16pt" fo:language="de" fo:country="CH" style:font-size-asian="16pt" style:font-size-complex="16pt"/>
    </style:style>
    <style:style style:name="T17" style:family="text">
      <style:text-properties fo:color="#000000" style:text-position="-33% 58%" style:font-name="Arial" fo:font-size="16pt" fo:language="de" fo:country="CH" style:font-size-asian="16pt" style:font-size-complex="16pt"/>
    </style:style>
    <style:style style:name="T18" style:family="text">
      <style:text-properties fo:color="#000000" style:text-outline="false" style:text-line-through-style="none" style:text-line-through-type="none" style:font-name="Arial1" fo:font-size="18pt" fo:font-style="italic" fo:text-shadow="none" style:text-underline-style="none" fo:font-weight="bold" style:letter-kerning="true" style:font-name-asian="MS Gothic" style:font-size-asian="18pt" style:font-style-asian="italic" style:font-weight-asian="bold" style:font-name-complex="Tahoma" style:font-size-complex="18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-33% 58%" style:font-name="Arial1" fo:font-size="18pt" fo:font-style="italic" fo:text-shadow="none" style:text-underline-style="none" fo:font-weight="bold" style:letter-kerning="true" style:font-name-asian="MS Gothic" style:font-size-asian="18pt" style:font-style-asian="italic" style:font-weight-asian="bold" style:font-name-complex="Tahoma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color="#b80047" style:font-name="Arial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b80047" style:text-outline="false" style:text-line-through-style="none" style:text-line-through-type="none" style:font-name="Arial1" fo:font-size="18pt" fo:font-style="italic" fo:text-shadow="none" style:text-underline-style="none" fo:font-weight="bold" style:letter-kerning="true" style:font-name-asian="MS Gothic" style:font-size-asian="18pt" style:font-style-asian="italic" style:font-weight-asian="bold" style:font-name-complex="Tahoma" style:font-size-complex="18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color="#b80047" style:text-outline="false" style:text-line-through-style="none" style:text-line-through-type="none" style:text-position="-33% 58%" style:font-name="Arial1" fo:font-size="18pt" fo:font-style="italic" fo:text-shadow="none" style:text-underline-style="none" fo:font-weight="bold" style:letter-kerning="true" style:font-name-asian="MS Gothic" style:font-size-asian="18pt" style:font-style-asian="italic" style:font-weight-asian="bold" style:font-name-complex="Tahoma" style:font-size-complex="18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font-name="Arial" fo:font-size="18pt" fo:font-weight="bold" style:font-weight-asian="bold" style:font-weight-complex="bold"/>
    </style:style>
    <style:style style:name="T24" style:family="text">
      <style:text-properties fo:color="#000000" style:font-name="Arial" fo:font-size="18pt" fo:language="de" fo:country="CH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000000" style:text-position="-33% 58%" style:font-name="Arial" fo:font-size="18pt" fo:language="de" fo:country="CH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000000" style:font-name="Arial" fo:font-size="18pt" fo:language="de" fo:country="CH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0000" style:text-line-through-style="none" style:text-line-through-type="none" style:text-position="0% 100%" style:font-name="Arial" fo:font-size="16pt" fo:letter-spacing="normal" fo:language="de" fo:country="CH" fo:font-style="italic" style:text-underline-style="none" fo:font-weight="normal" style:text-underline-mode="continuous" style:text-overline-mode="continuous" style:text-line-through-mode="continuous" style:letter-kerning="true" style:font-name-asian="Lucida Sans Unicode" style:font-size-asian="16pt" style:font-style-asian="italic" style:font-weight-asian="normal" style:font-name-complex="Tahoma1" style:font-size-complex="16pt" style:font-style-complex="italic" style:font-weight-complex="normal"/>
    </style:style>
    <style:style style:name="T28" style:family="text">
      <style:text-properties fo:color="#000000" style:text-line-through-style="none" style:text-line-through-type="none" style:text-position="-33% 58%" style:font-name="Arial" fo:font-size="16pt" fo:letter-spacing="normal" fo:language="de" fo:country="CH" fo:font-style="italic" style:text-underline-style="none" fo:font-weight="normal" style:text-underline-mode="continuous" style:text-overline-mode="continuous" style:text-line-through-mode="continuous" style:letter-kerning="true" style:font-name-asian="Lucida Sans Unicode" style:font-size-asian="16pt" style:font-style-asian="italic" style:font-weight-asian="normal" style:font-name-complex="Tahoma1" style:font-size-complex="16pt" style:font-style-complex="italic" style:font-weight-complex="normal"/>
    </style:style>
    <style:style style:name="T29" style:family="text">
      <style:text-properties fo:color="#000000" style:text-line-through-style="none" style:text-line-through-type="none" style:text-position="0% 100%" style:font-name="Arial" fo:font-size="1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30" style:family="text">
      <style:text-properties fo:color="#000000" style:text-line-through-style="none" style:text-line-through-type="none" style:text-position="0% 100%" style:font-name="Arial1" fo:font-size="18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name-asian="MS Gothic1" style:font-size-asian="18pt" style:font-style-asian="italic" style:font-weight-asian="bold" style:font-name-complex="Tahoma1" style:font-size-complex="18pt" style:font-style-complex="italic" style:font-weight-complex="bold"/>
    </style:style>
    <style:style style:name="T31" style:family="text">
      <style:text-properties fo:color="#000000" style:text-line-through-style="none" style:text-line-through-type="none" style:text-position="30% 67%" style:font-name="Arial" fo:font-size="16pt" fo:letter-spacing="normal" fo:language="de" fo:country="CH" fo:font-style="italic" style:text-underline-style="none" fo:font-weight="normal" style:text-underline-mode="continuous" style:text-overline-mode="continuous" style:text-line-through-mode="continuous" style:letter-kerning="true" style:font-name-asian="Lucida Sans Unicode" style:font-size-asian="16pt" style:font-style-asian="italic" style:font-weight-asian="normal" style:font-name-complex="Tahoma1" style:font-size-complex="16pt" style:font-style-complex="italic" style:font-weight-complex="normal"/>
    </style:style>
    <style:style style:name="T32" style:family="text">
      <style:text-properties fo:color="#000000" style:text-line-through-style="none" style:text-line-through-type="none" style:text-position="0% 100%" style:font-name="Arial" fo:font-size="18pt" fo:letter-spacing="normal" fo:language="de" fo:country="CH" fo:font-style="italic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font-style-asian="italic" style:font-weight-asian="normal" style:font-name-complex="Tahoma1" style:font-size-complex="18pt" style:font-style-complex="italic" style:font-weight-complex="normal"/>
    </style:style>
    <style:style style:name="T33" style:family="text">
      <style:text-properties fo:color="#000000" style:text-line-through-style="none" style:text-line-through-type="none" style:text-position="-33% 58%" style:font-name="Arial" fo:font-size="18pt" fo:letter-spacing="normal" fo:language="de" fo:country="CH" fo:font-style="italic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font-style-asian="italic" style:font-weight-asian="normal" style:font-name-complex="Tahoma1" style:font-size-complex="18pt" style:font-style-complex="italic" style:font-weight-complex="normal"/>
    </style:style>
    <style:style style:name="T34" style:family="text">
      <style:text-properties fo:color="#000000" style:text-line-through-style="none" style:text-line-through-type="none" style:text-position="0% 100%" style:font-name="Arial" fo:font-size="1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35" style:family="text">
      <style:text-properties fo:color="#000000" style:text-line-through-style="none" style:text-line-through-type="none" style:text-position="0% 100%" style:font-name="Arial" fo:font-size="16pt" fo:letter-spacing="normal" fo:language="de" fo:country="CH" fo:font-style="italic" style:text-underline-style="none" fo:font-weight="bold" style:text-underline-mode="continuous" style:text-overline-mode="continuous" style:text-line-through-mode="continuous" style:letter-kerning="true" style:font-name-asian="Lucida Sans Unicode" style:font-size-asian="16pt" style:font-style-asian="italic" style:font-weight-asian="bold" style:font-name-complex="Tahoma1" style:font-size-complex="16pt" style:font-style-complex="italic" style:font-weight-complex="bold"/>
    </style:style>
    <style:style style:name="T36" style:family="text">
      <style:text-properties fo:color="#000000" style:text-line-through-style="none" style:text-line-through-type="none" style:text-position="-25% 67%" style:font-name="Arial" fo:font-size="16pt" fo:letter-spacing="normal" fo:language="de" fo:country="CH" fo:font-style="italic" style:text-underline-style="none" fo:font-weight="bold" style:text-underline-mode="continuous" style:text-overline-mode="continuous" style:text-line-through-mode="continuous" style:letter-kerning="true" style:font-name-asian="Lucida Sans Unicode" style:font-size-asian="16pt" style:font-style-asian="italic" style:font-weight-asian="bold" style:font-name-complex="Tahoma1" style:font-size-complex="16pt" style:font-style-complex="italic" style:font-weight-complex="bold"/>
    </style:style>
    <style:style style:name="T37" style:family="text">
      <style:text-properties fo:color="#000000" style:text-line-through-style="none" style:text-line-through-type="none" style:text-position="-25% 67%" style:font-name="Arial" fo:font-size="16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6pt" style:font-style-asian="normal" style:font-weight-asian="bold" style:font-name-complex="Tahoma1" style:font-size-complex="16pt" style:font-style-complex="normal" style:font-weight-complex="bold"/>
    </style:style>
    <style:style style:name="T38" style:family="text">
      <style:text-properties fo:color="#000000" style:text-line-through-style="none" style:text-line-through-type="none" style:text-position="0% 100%" style:font-name="Arial" fo:font-size="16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6pt" style:font-style-asian="normal" style:font-weight-asian="bold" style:font-name-complex="Tahoma1" style:font-size-complex="16pt" style:font-style-complex="normal" style:font-weight-complex="bold"/>
    </style:style>
    <style:style style:name="T39" style:family="text">
      <style:text-properties fo:color="#000000" style:text-line-through-style="none" style:text-line-through-type="none" style:text-position="33% 58%" style:font-name="Arial" fo:font-size="16pt" fo:letter-spacing="normal" fo:language="de" fo:country="CH" fo:font-style="italic" style:text-underline-style="none" fo:font-weight="bold" style:text-underline-mode="continuous" style:text-overline-mode="continuous" style:text-line-through-mode="continuous" style:letter-kerning="true" style:font-name-asian="Lucida Sans Unicode" style:font-size-asian="16pt" style:font-style-asian="italic" style:font-weight-asian="bold" style:font-name-complex="Tahoma1" style:font-size-complex="16pt" style:font-style-complex="italic" style:font-weight-complex="bold"/>
    </style:style>
    <style:style style:name="T40" style:family="text">
      <style:text-properties fo:color="#b80047" style:text-line-through-style="none" style:text-line-through-type="none" style:text-position="0% 100%" style:font-name="Arial" fo:font-size="18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name-asian="Lucida Sans Unicode" style:font-size-asian="18pt" style:font-style-asian="italic" style:font-weight-asian="bold" style:font-name-complex="Tahoma1" style:font-size-complex="18pt" style:font-style-complex="italic" style:font-weight-complex="bold"/>
    </style:style>
    <style:style style:name="T41" style:family="text">
      <style:text-properties fo:color="#b80047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8pt" style:font-style-asian="normal" style:font-weight-asian="bold" style:font-name-complex="Tahoma1" style:font-size-complex="18pt" style:font-style-complex="normal" style:font-weight-complex="bold"/>
    </style:style>
    <style:style style:name="T42" style:family="text">
      <style:text-properties fo:color="#b80047" style:text-line-through-style="none" style:text-line-through-type="none" style:text-position="-33% 58%" style:font-name="Arial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8pt" style:font-style-asian="normal" style:font-weight-asian="bold" style:font-name-complex="Tahoma1" style:font-size-complex="18pt" style:font-style-complex="normal" style:font-weight-complex="bold"/>
    </style:style>
    <style:style style:name="T43" style:family="text">
      <style:text-properties fo:color="#b80047" style:text-line-through-style="none" style:text-line-through-type="none" style:text-position="30% 67%" style:font-name="Arial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8pt" style:font-style-asian="normal" style:font-weight-asian="bold" style:font-name-complex="Tahoma1" style:font-size-complex="18pt" style:font-style-complex="normal" style:font-weight-complex="bold"/>
    </style:style>
    <style:style style:name="T44" style:family="text">
      <style:text-properties fo:color="#b80047" style:text-line-through-style="none" style:text-line-through-type="none" style:text-position="30% 67%" style:font-name="Segoe U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egoe UI" style:font-size-asian="18pt" style:font-style-asian="normal" style:font-weight-asian="bold" style:font-name-complex="Segoe UI" style:font-size-complex="18pt" style:font-style-complex="normal" style:font-weight-complex="bold"/>
    </style:style>
    <style:style style:name="T45" style:family="text">
      <style:text-properties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8pt" style:font-style-asian="normal" style:font-weight-asian="bold" style:font-name-complex="Tahoma1" style:font-size-complex="18pt" style:font-style-complex="normal" style:font-weight-complex="bold"/>
    </style:style>
    <style:style style:name="T46" style:family="text">
      <style:text-properties fo:color="#000000" style:text-line-through-style="none" style:text-line-through-type="none" style:text-position="-33% 67%" style:font-name="Arial1" fo:font-size="18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name-asian="MS Gothic1" style:font-size-asian="18pt" style:font-style-asian="italic" style:font-weight-asian="bold" style:font-name-complex="Tahoma1" style:font-size-complex="18pt" style:font-style-complex="italic" style:font-weight-complex="bold"/>
    </style:style>
    <style:style style:name="T47" style:family="text">
      <style:text-properties fo:color="#000000" style:text-line-through-style="none" style:text-line-through-type="none" style:text-position="-33% 67%" style:font-name="Arial" fo:font-size="1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8" style:family="text">
      <style:text-properties fo:color="#000000" style:text-line-through-style="none" style:text-line-through-type="none" style:text-position="30% 67%" style:font-name="Arial" fo:font-size="18pt" fo:letter-spacing="normal" fo:language="de" fo:country="CH" fo:font-style="italic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font-style-asian="italic" style:font-weight-asian="normal" style:font-name-complex="Tahoma1" style:font-size-complex="18pt" style:font-style-complex="italic" style:font-weight-complex="normal"/>
    </style:style>
    <style:style style:name="T49" style:family="text">
      <style:text-properties fo:color="#000000" style:text-line-through-style="none" style:text-line-through-type="none" style:text-position="-25% 67%" style:font-name="Arial" fo:font-size="18pt" fo:letter-spacing="normal" fo:language="de" fo:country="CH" fo:font-style="italic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font-style-asian="italic" style:font-weight-asian="normal" style:font-name-complex="Tahoma1" style:font-size-complex="18pt" style:font-style-complex="italic" style:font-weight-complex="normal"/>
    </style:style>
    <style:style style:name="T50" style:family="text">
      <style:text-properties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51" style:family="text">
      <style:text-properties fo:color="#000000" style:text-line-through-style="none" style:text-line-through-type="none" style:text-position="0% 100%" style:font-name="Arial" fo:font-size="20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name-asian="Arial" style:font-size-asian="20pt" style:font-style-asian="italic" style:font-weight-asian="bold" style:font-name-complex="Arial" style:font-size-complex="20pt" style:font-style-complex="italic" style:font-weight-complex="bold"/>
    </style:style>
    <style:style style:name="T52" style:family="text">
      <style:text-properties fo:color="#ffffff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3" style:family="text">
      <style:text-properties fo:color="#000000" style:text-line-through-style="none" style:text-line-through-type="none" style:text-position="0% 100%" style:font-name="Arial" fo:font-size="16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name-asian="Lucida Sans Unicode" style:font-size-asian="16pt" style:font-style-asian="italic" style:font-weight-asian="bold" style:font-name-complex="Tahoma1" style:font-size-complex="16pt" style:font-style-complex="italic" style:font-weight-complex="bold"/>
    </style:style>
    <style:style style:name="T54" style:family="text">
      <style:text-properties fo:color="#000000" style:text-line-through-style="none" style:text-line-through-type="none" style:text-position="-33% 58%" style:font-name="Arial" fo:font-size="16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name-asian="Lucida Sans Unicode" style:font-size-asian="16pt" style:font-style-asian="italic" style:font-weight-asian="bold" style:font-name-complex="Tahoma1" style:font-size-complex="16pt" style:font-style-complex="italic" style:font-weight-complex="bold"/>
    </style:style>
    <style:style style:name="T55" style:family="text">
      <style:text-properties fo:color="#000000" style:text-line-through-style="none" style:text-line-through-type="none" style:text-position="-33% 58%" style:font-name="Arial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6pt" style:font-style-asian="normal" style:font-weight-asian="bold" style:font-name-complex="Tahoma1" style:font-size-complex="16pt" style:font-style-complex="normal" style:font-weight-complex="bold"/>
    </style:style>
    <style:style style:name="T56" style:family="text">
      <style:text-properties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6pt" style:font-style-asian="normal" style:font-weight-asian="bold" style:font-name-complex="Tahoma1" style:font-size-complex="16pt" style:font-style-complex="normal" style:font-weight-complex="bold"/>
    </style:style>
    <style:style style:name="T57" style:family="text">
      <style:text-properties fo:color="#000000" style:text-line-through-style="none" style:text-line-through-type="none" style:text-position="30% 67%" style:font-name="Arial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6pt" style:font-style-asian="normal" style:font-weight-asian="bold" style:font-name-complex="Tahoma1" style:font-size-complex="16pt" style:font-style-complex="normal" style:font-weight-complex="bold"/>
    </style:style>
    <style:style style:name="T58" style:family="text">
      <style:text-properties fo:color="#000000" style:text-line-through-style="none" style:text-line-through-type="none" style:text-position="30% 67%" style:font-name="Arial2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59" style:family="text">
      <style:text-properties fo:color="#000000" style:text-line-through-style="none" style:text-line-through-type="none" style:text-position="-33% 67%" style:font-name="Arial1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S Gothic1" style:font-size-asian="18pt" style:font-style-asian="normal" style:font-weight-asian="bold" style:font-name-complex="Tahoma1" style:font-size-complex="18pt" style:font-style-complex="normal" style:font-weight-complex="bold"/>
    </style:style>
    <style:style style:name="T60" style:family="text">
      <style:text-properties fo:color="#b80047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22pt" style:font-style-asian="normal" style:font-weight-asian="bold" style:font-name-complex="Tahoma1" style:font-size-complex="22pt" style:font-style-complex="normal" style:font-weight-complex="bold"/>
    </style:style>
    <style:style style:name="T61" style:family="text">
      <style:text-properties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333399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979cm" svg:height="1.9cm" svg:x="6.392cm" svg:y="16.631cm">
          <text:p text:style-name="P1"><text:span text:style-name="T1">Anti-</text:span><text:span text:style-name="T1">Alias</text:span><text:span text:style-name="T1">-</text:span></text:p>
          <text:p text:style-name="P1"><text:span text:style-name="T1">Filter </text:span><text:span text:style-name="T2">H</text:span><text:span text:style-name="T3">AA</text:span><text:span text:style-name="T4">(</text:span><text:span text:style-name="T2">f</text:span><text:span text:style-name="T4">)</text:span><text:span text:style-name="T2"> 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3" draw:layer="layout" svg:width="2.033cm" svg:height="1.98cm" svg:x="7.482cm" svg:y="14.6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525cm" svg:height="0.503cm" svg:x="7.736cm" svg:y="15.02cm">
            <text:p/>
            <draw:enhanced-geometry svg:viewBox="0 0 540 180" draw:type="non-primitive" draw:enhanced-path="M 0 180 C 60 90 120 0 180 0 240 0 300 180 360 180 420 180 480 90 540 0 N"/>
          </draw:custom-shape>
          <draw:custom-shape draw:style-name="gr3" draw:text-style-name="P4" draw:layer="layout" svg:width="1.525cm" svg:height="0.503cm" svg:x="7.736cm" svg:y="15.69cm">
            <text:p/>
            <draw:enhanced-geometry svg:viewBox="0 0 540 180" draw:type="non-primitive" draw:enhanced-path="M 0 180 C 60 90 120 0 180 0 240 0 300 180 360 180 420 180 480 90 540 0 N"/>
          </draw:custom-shape>
          <draw:line draw:style-name="gr4" draw:text-style-name="P5" draw:layer="layout" svg:x1="8.773cm" svg:y1="15.06cm" svg:x2="8.223cm" svg:y2="15.567cm">
            <text:p/>
          </draw:line>
        </draw:g>
        <draw:custom-shape draw:style-name="gr5" draw:text-style-name="P6" draw:layer="layout" svg:width="1.525cm" svg:height="0.966cm" svg:x="13.892cm" svg:y="15.187cm">
          <text:p/>
          <draw:enhanced-geometry svg:viewBox="0 0 21600 21600" draw:mirror-horizontal="false" draw:mirror-vertical="false" draw:text-areas="0 ?f0 ?f5 ?f2" draw:type="right-arrow" draw:modifiers="12600 42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3.158cm" svg:height="1.03cm" svg:x="6.934cm" svg:y="13.421cm">
          <text:p text:style-name="P7"><text:span text:style-name="T5">f</text:span><text:span text:style-name="T6">SB,A</text:span><text:span text:style-name="T6">A</text:span><text:span text:style-name="T7"> </text:span><text:span text:style-name="T8">&lt; </text:span><text:span text:style-name="T5">f</text:span><text:span text:style-name="T6">s </text:span><text:span text:style-name="T8">/</text:span><text:span text:style-name="T9"> </text:span><text:span text:style-name="T8">2</text:span></text:p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.163cm" svg:height="1.131cm" svg:x="12.337cm" svg:y="17.069cm">
          <draw:text-box>
            <text:p text:style-name="P9"><text:span text:style-name="T10">f</text:span><text:span text:style-name="T11">S</text:span></text:p>
          </draw:text-box>
        </draw:frame>
        <draw:line draw:style-name="gr8" draw:text-style-name="P11" draw:layer="layout" svg:x1="12.9cm" svg:y1="17.2cm" svg:x2="12.9cm" svg:y2="16.6cm">
          <text:p/>
        </draw:line>
        <draw:line draw:style-name="gr9" draw:text-style-name="P11" draw:layer="layout" svg:x1="9.482cm" svg:y1="15.628cm" svg:x2="11.182cm" svg:y2="15.628cm">
          <text:p/>
        </draw:line>
        <draw:line draw:style-name="gr10" draw:text-style-name="P11" draw:layer="layout" svg:x1="6.073cm" svg:y1="15.628cm" svg:x2="7.532cm" svg:y2="15.628cm">
          <text:p/>
        </draw:line>
        <draw:frame draw:style-name="gr11" draw:text-style-name="P12" draw:layer="layout" svg:width="1.906cm" svg:height="1.906cm" svg:x="4.389cm" svg:y="14.682cm">
          <draw:image xlink:href="Pictures/1000020100000080000000806418B001DA832667.png" xlink:type="simple" xlink:show="embed" xlink:actuate="onLoad">
            <text:p/>
          </draw:image>
        </draw:frame>
        <draw:custom-shape draw:style-name="gr12" draw:text-style-name="P13" draw:layer="layout" svg:width="2.7cm" svg:height="2.011cm" svg:x="11.2cm" svg:y="14.6cm">
          <text:p text:style-name="P1"><text:span text:style-name="T12"><text:s/></text:span><text:span text:style-name="T12">A</text:span><text:span text:style-name="T12">/</text:span><text:span text:style-name="T12">D</text:span></text:p>
          <draw:enhanced-geometry svg:viewBox="0 0 21600 21600" draw:text-areas="0 0 21600 21600" draw:mirror-horizontal="true" draw:type="pentagon-right" draw:modifiers="15490.26286560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.525cm" svg:height="0.966cm" svg:x="18.088cm" svg:y="15.161cm">
          <text:p/>
          <draw:enhanced-geometry svg:viewBox="0 0 21600 21600" draw:text-areas="0 ?f0 ?f5 ?f2" draw:type="right-arrow" draw:modifiers="12600 42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2.544cm" svg:height="2.004cm" svg:x="19.656cm" svg:y="14.6cm">
          <text:p text:style-name="P14"><text:span text:style-name="T12">D</text:span><text:span text:style-name="T12">/</text:span><text:span text:style-name="T12">A</text:span><text:span text:style-name="T12"> </text:span><text:span text:style-name="T12"><text:s/></text:span></text:p>
          <draw:enhanced-geometry svg:viewBox="0 0 21600 21600" draw:text-areas="0 0 21600 21600" draw:type="pentagon-right" draw:modifiers="12145.225933202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15" draw:layer="layout" svg:width="2.756cm" svg:height="0.999cm" svg:x="20.099cm" svg:y="15.071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17" draw:layer="layout" svg:width="3.053cm" svg:height="1.385cm" svg:x="23.129cm" svg:y="13.532cm">
          <text:p text:style-name="P16"><text:span text:style-name="T13">f</text:span><text:span text:style-name="T14">SB,IP</text:span><text:span text:style-name="T15"> </text:span><text:span text:style-name="T16">&lt; </text:span><text:span text:style-name="T13">f</text:span><text:span text:style-name="T14">s </text:span><text:span text:style-name="T16">/</text:span><text:span text:style-name="T17"> </text:span><text:span text:style-name="T16">2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3" draw:layer="layout" svg:width="2.033cm" svg:height="1.98cm" svg:x="23.45cm" svg:y="14.6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525cm" svg:height="0.503cm" svg:x="23.704cm" svg:y="15.02cm">
            <text:p/>
            <draw:enhanced-geometry svg:viewBox="0 0 540 180" draw:type="non-primitive" draw:enhanced-path="M 0 180 C 60 90 120 0 180 0 240 0 300 180 360 180 420 180 480 90 540 0 N"/>
          </draw:custom-shape>
          <draw:custom-shape draw:style-name="gr3" draw:text-style-name="P4" draw:layer="layout" svg:width="1.525cm" svg:height="0.503cm" svg:x="23.704cm" svg:y="15.69cm">
            <text:p/>
            <draw:enhanced-geometry svg:viewBox="0 0 540 180" draw:type="non-primitive" draw:enhanced-path="M 0 180 C 60 90 120 0 180 0 240 0 300 180 360 180 420 180 480 90 540 0 N"/>
          </draw:custom-shape>
          <draw:line draw:style-name="gr4" draw:text-style-name="P5" draw:layer="layout" svg:x1="24.741cm" svg:y1="15.06cm" svg:x2="24.191cm" svg:y2="15.567cm">
            <text:p/>
          </draw:line>
        </draw:g>
        <draw:line draw:style-name="gr16" draw:text-style-name="P11" draw:layer="layout" svg:x1="25.483cm" svg:y1="15.599cm" svg:x2="26.283cm" svg:y2="15.599cm">
          <text:p/>
        </draw:line>
        <draw:line draw:style-name="gr17" draw:text-style-name="P11" draw:layer="layout" svg:x1="22.109cm" svg:y1="15.616cm" svg:x2="23.45cm" svg:y2="15.616cm">
          <text:p/>
        </draw:line>
        <draw:frame draw:style-name="gr18" draw:text-style-name="P10" draw:layer="layout" svg:width="1.163cm" svg:height="1.131cm" svg:x="20cm" svg:y="17.1cm">
          <draw:text-box>
            <text:p text:style-name="P18"><text:span text:style-name="T18">f</text:span><text:span text:style-name="T19">S</text:span></text:p>
          </draw:text-box>
        </draw:frame>
        <draw:line draw:style-name="gr19" draw:text-style-name="P11" draw:layer="layout" svg:x1="20.583cm" svg:y1="17.248cm" svg:x2="20.583cm" svg:y2="16.649cm">
          <text:p/>
        </draw:line>
        <draw:custom-shape draw:style-name="gr20" draw:text-style-name="P19" draw:layer="layout" svg:width="2.647cm" svg:height="2.02cm" svg:x="15.441cm" svg:y="14.601cm">
          <text:p text:style-name="P14"><text:span text:style-name="T20">D</text:span><text:span text:style-name="T20">i</text:span><text:span text:style-name="T20">g</text:span><text:span text:style-name="T20">. </text:span><text:span text:style-name="T20">F</text:span><text:span text:style-name="T20">i</text:span><text:span text:style-name="T20">l</text:span><text:span text:style-name="T20">t</text:span><text:span text:style-name="T20">e</text:span><text:span text:style-name="T20">r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.256cm" svg:height="2.256cm" svg:x="26.238cm" svg:y="14.652cm">
          <draw:image xlink:href="Pictures/10000201000000800000008010CC0F2A607DBEA3.png" xlink:type="simple" xlink:show="embed" xlink:actuate="onLoad">
            <text:p/>
          </draw:image>
        </draw:frame>
        <draw:frame draw:style-name="gr21" draw:text-style-name="P21" draw:layer="layout" svg:width="1.163cm" svg:height="1.131cm" svg:x="16.137cm" svg:y="17.1cm">
          <draw:text-box>
            <text:p text:style-name="P18"><text:span text:style-name="T21">f</text:span><text:span text:style-name="T22">S</text:span></text:p>
          </draw:text-box>
        </draw:frame>
        <draw:line draw:style-name="gr22" draw:text-style-name="P11" draw:layer="layout" svg:x1="16.7cm" svg:y1="17.2cm" svg:x2="16.7cm" svg:y2="16.626cm">
          <text:p/>
        </draw:line>
        <draw:custom-shape draw:style-name="gr23" draw:text-style-name="P24" draw:layer="layout" svg:width="4.296cm" svg:height="1.9cm" svg:x="22.2cm" svg:y="16.6cm">
          <text:p text:style-name="P22"><text:span text:style-name="T23">I</text:span><text:span text:style-name="T23">n</text:span><text:span text:style-name="T23">t</text:span><text:span text:style-name="T23">e</text:span><text:span text:style-name="T23">r</text:span><text:span text:style-name="T23">p</text:span><text:span text:style-name="T23">o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text:p text:style-name="P23"><text:span text:style-name="T23">f</text:span><text:span text:style-name="T23">i</text:span><text:span text:style-name="T23">l</text:span><text:span text:style-name="T23">t</text:span><text:span text:style-name="T23">e</text:span><text:span text:style-name="T23">r </text:span><text:span text:style-name="T24">H</text:span><text:span text:style-name="T25">IP</text:span><text:span text:style-name="T26">(</text:span><text:span text:style-name="T24">f</text:span><text:span text:style-name="T26">)</text:span></text:p>
          <draw:enhanced-geometry svg:viewBox="0 0 21600 21600" draw:type="mso-spt202" draw:enhanced-path="M 0 0 L 21600 0 21600 21600 0 21600 0 0 Z N"/>
        </draw:custom-shape>
        <draw:custom-shape draw:name="Freihandform 84" draw:style-name="gr24" draw:text-style-name="P26" draw:layer="layout" svg:width="1.8cm" svg:height="1.006cm" svg:x="25.7cm" svg:y="14.194cm">
          <text:p text:style-name="P25"><text:span text:style-name="T27">x</text:span><text:span text:style-name="T28">A</text:span><text:span text:style-name="T29">(</text:span><text:span text:style-name="T27">t</text:span><text:span text:style-name="T29">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30" draw:style-name="gr25" draw:text-style-name="P26" draw:layer="layout" svg:width="1.5cm" svg:height="1.006cm" svg:x="9.8cm" svg:y="14.194cm">
          <text:p text:style-name="P25"><text:span text:style-name="T27">x</text:span><text:span text:style-name="T29">(</text:span><text:span text:style-name="T27">t</text:span><text:span text:style-name="T29">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Gerade Verbindung 45" draw:style-name="gr26" draw:text-style-name="P27" draw:layer="layout" svg:width="0.001cm" svg:height="2.269cm" svg:x="12.799cm" svg:y="12.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style-name="gr27" draw:text-style-name="P28" draw:layer="layout" svg:width="1.5cm" svg:height="0.688cm" svg:x="11.127cm" svg:y="12.457cm">
          <text:p/>
          <draw:enhanced-geometry svg:viewBox="0 0 21600 21600" draw:text-areas="0 0 21600 21600" draw:type="notched-right-arrow" draw:modifiers="15306.7466266867 5873.47391786903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44" draw:style-name="gr28" draw:text-style-name="P30" draw:layer="layout" svg:width="2.622cm" svg:height="0.979cm" svg:x="8.345cm" svg:y="12.312cm">
          <draw:text-box>
            <text:p text:style-name="P29"><text:span text:style-name="T30">a</text:span><text:span text:style-name="T30">n</text:span><text:span text:style-name="T30">a</text:span><text:span text:style-name="T30">l</text:span><text:span text:style-name="T30">o</text:span><text:span text:style-name="T30">g</text:span></text:p>
          </draw:text-box>
        </draw:frame>
        <draw:custom-shape draw:style-name="gr29" draw:text-style-name="P28" draw:layer="layout" svg:width="1.5cm" svg:height="0.688cm" svg:x="18.87cm" svg:y="12.457cm">
          <text:p/>
          <draw:enhanced-geometry svg:viewBox="0 0 21600 21600" draw:text-areas="0 0 21600 21600" draw:type="notched-right-arrow" draw:modifiers="15306.7466266867 5873.47391786903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8" draw:layer="layout" svg:width="1.376cm" svg:height="0.688cm" svg:x="12.965cm" svg:y="12.457cm">
          <text:p/>
          <draw:enhanced-geometry svg:viewBox="0 0 21600 21600" draw:mirror-horizontal="true" draw:text-areas="0 0 21600 21600" draw:type="notched-right-arrow" draw:modifiers="15306.7466266867 5873.47391786903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8" draw:layer="layout" svg:width="1.376cm" svg:height="0.688cm" svg:x="20.614cm" svg:y="12.457cm">
          <text:p/>
          <draw:enhanced-geometry svg:viewBox="0 0 21600 21600" draw:mirror-horizontal="true" draw:text-areas="0 0 21600 21600" draw:type="notched-right-arrow" draw:modifiers="15306.7466266867 5873.47391786903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44" draw:style-name="gr32" draw:text-style-name="P30" draw:layer="layout" svg:width="2.251cm" svg:height="0.979cm" svg:x="22.549cm" svg:y="12.312cm">
          <draw:text-box>
            <text:p text:style-name="P29"><text:span text:style-name="T30">a</text:span><text:span text:style-name="T30">n</text:span><text:span text:style-name="T30">a</text:span><text:span text:style-name="T30">l</text:span><text:span text:style-name="T30">o</text:span><text:span text:style-name="T30">g</text:span></text:p>
          </draw:text-box>
        </draw:frame>
        <draw:custom-shape draw:name="Gerade Verbindung 45" draw:style-name="gr26" draw:text-style-name="P27" draw:layer="layout" svg:width="0.001cm" svg:height="2.269cm" svg:x="20.499cm" svg:y="12.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feld 44" draw:style-name="gr32" draw:text-style-name="P30" draw:layer="layout" svg:width="2.251cm" svg:height="0.979cm" svg:x="15.65cm" svg:y="12.312cm">
          <draw:text-box>
            <text:p text:style-name="P29"><text:span text:style-name="T30">di</text:span><text:span text:style-name="T30">gi</text:span><text:span text:style-name="T30">ta</text:span><text:span text:style-name="T30">l</text:span></text:p>
          </draw:text-box>
        </draw:frame>
        <draw:custom-shape draw:name="Freihandform 33" draw:style-name="gr33" draw:text-style-name="P26" draw:layer="layout" svg:width="1.278cm" svg:height="1.006cm" svg:x="14.1cm" svg:y="14.194cm">
          <text:p text:style-name="P25"><text:span text:style-name="T27">x</text:span><text:span text:style-name="T31"> </text:span><text:span text:style-name="T29">[</text:span><text:span text:style-name="T27">k</text:span><text:span text:style-name="T29">]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33" draw:style-name="gr33" draw:text-style-name="P26" draw:layer="layout" svg:width="1.278cm" svg:height="1.006cm" svg:x="18.324cm" svg:y="14.194cm">
          <text:p text:style-name="P25"><text:span text:style-name="T27">y</text:span><text:span text:style-name="T31"> </text:span><text:span text:style-name="T29">[</text:span><text:span text:style-name="T27">k</text:span><text:span text:style-name="T29">]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30" draw:style-name="gr25" draw:text-style-name="P26" draw:layer="layout" svg:width="1.5cm" svg:height="1.006cm" svg:x="21.979cm" svg:y="14.194cm">
          <text:p text:style-name="P25"><text:span text:style-name="T27">x</text:span><text:span text:style-name="T29">(</text:span><text:span text:style-name="T27">t</text:span><text:span text:style-name="T29">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84" draw:style-name="gr24" draw:text-style-name="P26" draw:layer="layout" svg:width="1.8cm" svg:height="1.006cm" svg:x="5.837cm" svg:y="14.194cm">
          <text:p text:style-name="P25"><text:span text:style-name="T27">x</text:span><text:span text:style-name="T28">A</text:span><text:span text:style-name="T29">(</text:span><text:span text:style-name="T27">t</text:span><text:span text:style-name="T29">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>
          <draw:g draw:name="Gruppieren 99">
            <draw:custom-shape draw:name="Freihandform 84" draw:style-name="gr34" draw:text-style-name="P30" draw:layer="layout" svg:width="1.93cm" svg:height="1.006cm" svg:x="0.102cm" svg:y="3.535cm">
              <text:p text:style-name="P29"><text:span text:style-name="T32">x</text:span><text:span text:style-name="T33">A</text:span><text:span text:style-name="T34">(</text:span><text:span text:style-name="T32">t</text:span><text:span text:style-name="T34">)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g draw:name="Gruppieren 85">
              <draw:custom-shape draw:name="Freihandform 6" draw:style-name="gr35" draw:text-style-name="P31" draw:layer="layout" svg:width="2cm" svg:height="1.289cm" svg:x="1.042cm" svg:y="4.805cm">
                <text:p text:style-name="P29"><text:span text:style-name="T35">H</text:span><text:span text:style-name="T36">AA</text:span><text:span text:style-name="T37">1</text:span><text:span text:style-name="T38">(</text:span><text:span text:style-name="T35">f</text:span><text:span text:style-name="T39"> </text:span><text:span text:style-name="T38">)</text:span></text:p>
                <draw:enhanced-geometry svg:viewBox="0 0 21600 21600" draw:text-areas="?f10 ?f12 ?f11 ?f13" draw:type="non-primitive" draw:enhanced-path="M ?f8 ?f8 L ?f9 ?f8 ?f9 ?f9 ?f8 ?f9 ?f8 ?f8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?f0 / ?f6"/>
                  <draw:equation draw:name="f11" draw:formula="?f1 / ?f6"/>
                  <draw:equation draw:name="f12" draw:formula="?f2 / ?f7"/>
                  <draw:equation draw:name="f13" draw:formula="?f3 / ?f7"/>
                </draw:enhanced-geometry>
              </draw:custom-shape>
            </draw:g>
            <draw:custom-shape draw:name="Freihandform 10" draw:style-name="gr36" draw:text-style-name="P33" draw:layer="layout" svg:width="2.172cm" svg:height="1.316cm" svg:x="12.674cm" svg:y="4.756cm">
              <text:p text:style-name="P32"><text:span text:style-name="T40">H</text:span><text:span text:style-name="T41">(</text:span><text:span text:style-name="T41">e</text:span><text:span text:style-name="T42"> </text:span><text:span text:style-name="T43">j</text:span><text:span text:style-name="T44">Ω</text:span><text:span text:style-name="T41">)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1" draw:style-name="gr37" draw:text-style-name="P34" draw:layer="layout" svg:width="1.502cm" svg:height="1.311cm" svg:x="21.84cm" svg:y="4.783cm">
              <text:p text:style-name="P32"><text:span text:style-name="T45">D</text:span><text:span text:style-name="T45">/</text:span><text:span text:style-name="T45">A</text:span></text:p>
              <draw:enhanced-geometry svg:viewBox="0 0 21600 21600" draw:text-areas="?f17 ?f19 ?f18 ?f20" draw:type="non-primitive" draw:modifiers="16200" draw:enhanced-path="M ?f8 ?f8 L ?f11 ?f8 ?f9 ?f10 ?f11 ?f9 ?f8 ?f9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0 * ?f6"/>
                <draw:equation draw:name="f13" draw:formula="21600 * ?f6"/>
                <draw:equation draw:name="f14" draw:formula="21600 * ?f7"/>
                <draw:equation draw:name="f15" draw:formula="0 * ?f7"/>
                <draw:equation draw:name="f16" draw:formula="$0 / ?f6"/>
                <draw:equation draw:name="f17" draw:formula="?f12 / ?f6"/>
                <draw:equation draw:name="f18" draw:formula="?f13 / ?f6"/>
                <draw:equation draw:name="f19" draw:formula="?f15 / ?f7"/>
                <draw:equation draw:name="f20" draw:formula="?f14 / ?f7"/>
                <draw:handle draw:handle-position="$0 0" draw:handle-range-x-minimum="0" draw:handle-range-x-maximum="21600"/>
              </draw:enhanced-geometry>
            </draw:custom-shape>
            <draw:line draw:style-name="gr38" draw:text-style-name="P35" draw:layer="layout" svg:x1="3.051cm" svg:y1="5.421cm" svg:x2="3.917cm" svg:y2="5.423cm">
              <text:p/>
            </draw:line>
            <draw:custom-shape draw:name="Gerade Verbindung 21" draw:style-name="gr39" draw:text-style-name="P27" draw:layer="layout" svg:width="0.769cm" svg:height="0.001cm" svg:x="0.302cm" svg:y="5.42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Gerade Verbindung 22" draw:style-name="gr40" draw:text-style-name="P27" draw:layer="layout" svg:width="0.847cm" svg:height="0.001cm" svg:x="23.402cm" svg:y="5.42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Textfeld 24" draw:style-name="gr41" draw:text-style-name="P27" draw:layer="layout" svg:width="1.384cm" svg:height="1.141cm" svg:x="13.227cm" svg:y="2.305cm">
              <draw:text-box>
                <text:p text:style-name="P29"><text:span text:style-name="T30">f</text:span><text:span text:style-name="T46">S2</text:span></text:p>
              </draw:text-box>
            </draw:frame>
            <draw:frame draw:name="Textfeld 26" draw:style-name="gr41" draw:text-style-name="P27" draw:layer="layout" svg:width="1.384cm" svg:height="1.141cm" svg:x="18.918cm" svg:y="2.305cm">
              <draw:text-box>
                <text:p text:style-name="P29"><text:span text:style-name="T30">f</text:span><text:span text:style-name="T46">S</text:span><text:span text:style-name="T46">3</text:span></text:p>
              </draw:text-box>
            </draw:frame>
            <draw:custom-shape draw:name="Gerade Verbindung 27" draw:style-name="gr42" draw:text-style-name="P27" draw:layer="layout" svg:width="0.001cm" svg:height="2.273cm" svg:x="22.439cm" svg:y="2.281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reihandform 30" draw:style-name="gr34" draw:text-style-name="P30" draw:layer="layout" svg:width="1.93cm" svg:height="1.006cm" svg:x="2.771cm" svg:y="3.535cm">
              <text:p text:style-name="P29"><text:span text:style-name="T32">x</text:span><text:span text:style-name="T34">(</text:span><text:span text:style-name="T32">t</text:span><text:span text:style-name="T34">)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31" draw:style-name="gr43" draw:text-style-name="P30" draw:layer="layout" svg:width="1.467cm" svg:height="1.006cm" svg:x="23.169cm" svg:y="3.535cm">
              <text:p text:style-name="P29"><text:span text:style-name="T32">y</text:span><text:span text:style-name="T34">(</text:span><text:span text:style-name="T32">t</text:span><text:span text:style-name="T34">)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32" draw:style-name="gr44" draw:text-style-name="P30" draw:layer="layout" svg:width="1.766cm" svg:height="1.007cm" svg:x="14.342cm" svg:y="3.535cm">
              <text:p text:style-name="P29"><text:span text:style-name="T32">y</text:span><text:span text:style-name="T47">1</text:span><text:span text:style-name="T48"> </text:span><text:span text:style-name="T34">[</text:span><text:span text:style-name="T32">m</text:span><text:span text:style-name="T34">]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33" draw:style-name="gr45" draw:text-style-name="P30" draw:layer="layout" svg:width="1.969cm" svg:height="1.006cm" svg:x="5.673cm" svg:y="3.535cm">
              <text:p text:style-name="P29"><text:span text:style-name="T32">x</text:span><text:span text:style-name="T47">1</text:span><text:span text:style-name="T48"> </text:span><text:span text:style-name="T34">[</text:span><text:span text:style-name="T32">k</text:span><text:span text:style-name="T34">]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34" draw:style-name="gr46" draw:text-style-name="P34" draw:layer="layout" svg:width="1.745cm" svg:height="1.311cm" svg:x="3.814cm" svg:y="4.756cm">
              <text:p text:style-name="P32"><text:span text:style-name="T45">A/D</text:span></text:p>
              <draw:enhanced-geometry svg:viewBox="0 0 21600 21600" draw:mirror-horizontal="true" draw:text-areas="?f17 ?f19 ?f18 ?f20" draw:type="non-primitive" draw:modifiers="16343" draw:enhanced-path="M ?f8 ?f8 L ?f11 ?f8 ?f9 ?f10 ?f11 ?f9 ?f8 ?f9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0 * ?f6"/>
                <draw:equation draw:name="f13" draw:formula="21600 * ?f6"/>
                <draw:equation draw:name="f14" draw:formula="21600 * ?f7"/>
                <draw:equation draw:name="f15" draw:formula="0 * ?f7"/>
                <draw:equation draw:name="f16" draw:formula="$0 / ?f6"/>
                <draw:equation draw:name="f17" draw:formula="?f12 / ?f6"/>
                <draw:equation draw:name="f18" draw:formula="?f13 / ?f6"/>
                <draw:equation draw:name="f19" draw:formula="?f15 / ?f7"/>
                <draw:equation draw:name="f20" draw:formula="?f14 / ?f7"/>
                <draw:handle draw:handle-position="$0 0" draw:handle-range-x-minimum="0" draw:handle-range-x-maximum="21600"/>
              </draw:enhanced-geometry>
            </draw:custom-shape>
            <draw:custom-shape draw:name="Gerade Verbindung 36" draw:style-name="gr47" draw:text-style-name="P27" draw:layer="layout" svg:width="1.061cm" svg:height="0.001cm" svg:x="9.245cm" svg:y="5.422cm">
              <text:p/>
    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reihandform 42" draw:style-name="gr48" draw:text-style-name="P30" draw:layer="layout" svg:width="1.467cm" svg:height="1.007cm" svg:x="25.837cm" svg:y="3.535cm">
              <text:p text:style-name="P29"><text:span text:style-name="T32">y</text:span><text:span text:style-name="T49">A</text:span><text:span text:style-name="T34">(</text:span><text:span text:style-name="T32">t</text:span><text:span text:style-name="T34">)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Gerade Verbindung 43" draw:style-name="gr49" draw:text-style-name="P27" draw:layer="layout" svg:width="0.855cm" svg:height="0.001cm" svg:x="26.104cm" svg:y="5.42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reihandform 46" draw:style-name="gr50" draw:text-style-name="P34" draw:layer="layout" svg:width="1.2cm" svg:height="1.316cm" svg:x="10.306cm" svg:y="4.756cm">
              <text:p text:style-name="P32"><text:span text:style-name="T50">↓</text:span><text:span text:style-name="T51">R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Gerade Verbindung 48" draw:style-name="gr51" draw:text-style-name="P27" draw:layer="layout" svg:width="0.001cm" svg:height="2.267cm" svg:x="10.889cm" svg:y="2.281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reihandform 51" draw:style-name="gr52" draw:text-style-name="P30" draw:layer="layout" svg:width="1.77cm" svg:height="1.006cm" svg:x="8.842cm" svg:y="3.535cm">
              <text:p text:style-name="P29"><text:span text:style-name="T32">x</text:span><text:span text:style-name="T47">2</text:span><text:span text:style-name="T48"> </text:span><text:span text:style-name="T34">[</text:span><text:span text:style-name="T32">k</text:span><text:span text:style-name="T34">]</text:span></text:p>
              <draw:enhanced-geometry svg:viewBox="0 0 21600 21600" draw:mirror-horizontal="false" draw:mirror-vertical="fals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Gerade Verbindung 52" draw:style-name="gr53" draw:text-style-name="P27" draw:layer="layout" svg:width="1.101cm" svg:height="0.001cm" svg:x="11.571cm" svg:y="5.422cm">
              <text:p/>
    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path draw:style-name="gr54" draw:text-style-name="P35" draw:layer="layout" svg:width="1.004cm" svg:height="0.001cm" svg:x="14.846cm" svg:y="5.421cm" svg:viewBox="0 0 1005 2" svg:d="M0 0c393 1 612 1 1005 2">
              <text:p/>
            </draw:path>
            <draw:custom-shape draw:name="Freihandform 54" draw:style-name="gr55" draw:text-style-name="P34" draw:layer="layout" svg:width="1.128cm" svg:height="1.316cm" svg:x="15.842cm" svg:y="4.756cm">
              <text:p text:style-name="P32"><text:span text:style-name="T50">↑</text:span><text:span text:style-name="T51">I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Gerade Verbindung 56" draw:style-name="gr51" draw:text-style-name="P27" draw:layer="layout" svg:width="0.001cm" svg:height="2.267cm" svg:x="16.408cm" svg:y="2.281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reihandform 59" draw:style-name="gr45" draw:text-style-name="P30" draw:layer="layout" svg:width="1.969cm" svg:height="1.006cm" svg:x="20.545cm" svg:y="3.535cm">
              <text:p text:style-name="P29"><text:span text:style-name="T32">y</text:span><text:span text:style-name="T47">3</text:span><text:span text:style-name="T48"> </text:span><text:span text:style-name="T34">[</text:span><text:span text:style-name="T32">n</text:span><text:span text:style-name="T34">]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Gerade Verbindung 60" draw:style-name="gr56" draw:text-style-name="P27" draw:layer="layout" svg:width="1.276cm" svg:height="0.001cm" svg:x="20.564cm" svg:y="5.42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Sechseck 87" draw:style-name="gr57" draw:text-style-name="P37" draw:layer="layout" svg:width="0.8cm" svg:height="0.8cm" svg:x="3.177cm" svg:y="5.981cm">
              <text:p text:style-name="P36"><text:span text:style-name="T52">1</text:span></text:p>
              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min(?f9, ?f6)"/>
                <draw:equation draw:name="f11" draw:formula="5419351 / 1725033"/>
                <draw:equation draw:name="f12" draw:formula="50000 * ?f9 / ?f10"/>
                <draw:equation draw:name="f13" draw:formula="$0"/>
                <draw:equation draw:name="f14" draw:formula="?f7 * ?f37 / 100000"/>
                <draw:equation draw:name="f15" draw:formula="?f10 * ?f13 / 100000"/>
                <draw:equation draw:name="f16" draw:formula="?f3 - ?f15"/>
                <draw:equation draw:name="f17" draw:formula="3600000 + ?f1"/>
                <draw:equation draw:name="f18" draw:formula="?f17 * ?f11 / ?f0"/>
                <draw:equation draw:name="f19" draw:formula="0 - ?f18"/>
                <draw:equation draw:name="f20" draw:formula="cos(?f19)"/>
                <draw:equation draw:name="f21" draw:formula="0 - ?f20"/>
                <draw:equation draw:name="f22" draw:formula="?f21 * ?f14"/>
                <draw:equation draw:name="f23" draw:formula="?f8 - ?f22"/>
                <draw:equation draw:name="f24" draw:formula="?f8 + ?f22"/>
                <draw:equation draw:name="f25" draw:formula="?f12 * -1 / 2"/>
                <draw:equation draw:name="f26" draw:formula="?f13 + ?f25"/>
                <draw:equation draw:name="f27" draw:formula="if(?f26, 4, 2)"/>
                <draw:equation draw:name="f28" draw:formula="if(?f26, 3, 2)"/>
                <draw:equation draw:name="f29" draw:formula="if(?f26, ?f25, 0)"/>
                <draw:equation draw:name="f30" draw:formula="(?f13 + ?f29) / ?f25"/>
                <draw:equation draw:name="f31" draw:formula="?f30 * ?f28 / -1"/>
                <draw:equation draw:name="f32" draw:formula="?f27 + ?f31"/>
                <draw:equation draw:name="f33" draw:formula="?f9 * ?f32 / 24"/>
                <draw:equation draw:name="f34" draw:formula="?f6 * ?f32 / 24"/>
                <draw:equation draw:name="f35" draw:formula="?f3 - ?f33"/>
                <draw:equation draw:name="f36" draw:formula="?f5 - ?f34"/>
                <draw:equation draw:name="f37" draw:formula="115470"/>
              </draw:enhanced-geometry>
            </draw:custom-shape>
            <draw:custom-shape draw:name="Sechseck 90" draw:style-name="gr57" draw:text-style-name="P37" draw:layer="layout" svg:width="0.8cm" svg:height="0.8cm" svg:x="5.742cm" svg:y="5.981cm">
              <text:p text:style-name="P36"><text:span text:style-name="T52">2</text:span></text:p>
              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min(?f9, ?f6)"/>
                <draw:equation draw:name="f11" draw:formula="5419351 / 1725033"/>
                <draw:equation draw:name="f12" draw:formula="50000 * ?f9 / ?f10"/>
                <draw:equation draw:name="f13" draw:formula="$0"/>
                <draw:equation draw:name="f14" draw:formula="?f7 * ?f37 / 100000"/>
                <draw:equation draw:name="f15" draw:formula="?f10 * ?f13 / 100000"/>
                <draw:equation draw:name="f16" draw:formula="?f3 - ?f15"/>
                <draw:equation draw:name="f17" draw:formula="3600000 + ?f1"/>
                <draw:equation draw:name="f18" draw:formula="?f17 * ?f11 / ?f0"/>
                <draw:equation draw:name="f19" draw:formula="0 - ?f18"/>
                <draw:equation draw:name="f20" draw:formula="cos(?f19)"/>
                <draw:equation draw:name="f21" draw:formula="0 - ?f20"/>
                <draw:equation draw:name="f22" draw:formula="?f21 * ?f14"/>
                <draw:equation draw:name="f23" draw:formula="?f8 - ?f22"/>
                <draw:equation draw:name="f24" draw:formula="?f8 + ?f22"/>
                <draw:equation draw:name="f25" draw:formula="?f12 * -1 / 2"/>
                <draw:equation draw:name="f26" draw:formula="?f13 + ?f25"/>
                <draw:equation draw:name="f27" draw:formula="if(?f26, 4, 2)"/>
                <draw:equation draw:name="f28" draw:formula="if(?f26, 3, 2)"/>
                <draw:equation draw:name="f29" draw:formula="if(?f26, ?f25, 0)"/>
                <draw:equation draw:name="f30" draw:formula="(?f13 + ?f29) / ?f25"/>
                <draw:equation draw:name="f31" draw:formula="?f30 * ?f28 / -1"/>
                <draw:equation draw:name="f32" draw:formula="?f27 + ?f31"/>
                <draw:equation draw:name="f33" draw:formula="?f9 * ?f32 / 24"/>
                <draw:equation draw:name="f34" draw:formula="?f6 * ?f32 / 24"/>
                <draw:equation draw:name="f35" draw:formula="?f3 - ?f33"/>
                <draw:equation draw:name="f36" draw:formula="?f5 - ?f34"/>
                <draw:equation draw:name="f37" draw:formula="115470"/>
              </draw:enhanced-geometry>
            </draw:custom-shape>
            <draw:custom-shape draw:name="Sechseck 91" draw:style-name="gr57" draw:text-style-name="P37" draw:layer="layout" svg:width="0.8cm" svg:height="0.8cm" svg:x="9.419cm" svg:y="5.981cm">
              <text:p text:style-name="P36"><text:span text:style-name="T52">3</text:span></text:p>
              <draw:enhanced-geometry svg:viewBox="0 0 21600 21600" draw:mirror-horizontal="false" draw:mirror-vertical="false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min(?f9, ?f6)"/>
                <draw:equation draw:name="f11" draw:formula="5419351 / 1725033"/>
                <draw:equation draw:name="f12" draw:formula="50000 * ?f9 / ?f10"/>
                <draw:equation draw:name="f13" draw:formula="$0"/>
                <draw:equation draw:name="f14" draw:formula="?f7 * ?f37 / 100000"/>
                <draw:equation draw:name="f15" draw:formula="?f10 * ?f13 / 100000"/>
                <draw:equation draw:name="f16" draw:formula="?f3 - ?f15"/>
                <draw:equation draw:name="f17" draw:formula="3600000 + ?f1"/>
                <draw:equation draw:name="f18" draw:formula="?f17 * ?f11 / ?f0"/>
                <draw:equation draw:name="f19" draw:formula="0 - ?f18"/>
                <draw:equation draw:name="f20" draw:formula="cos(?f19)"/>
                <draw:equation draw:name="f21" draw:formula="0 - ?f20"/>
                <draw:equation draw:name="f22" draw:formula="?f21 * ?f14"/>
                <draw:equation draw:name="f23" draw:formula="?f8 - ?f22"/>
                <draw:equation draw:name="f24" draw:formula="?f8 + ?f22"/>
                <draw:equation draw:name="f25" draw:formula="?f12 * -1 / 2"/>
                <draw:equation draw:name="f26" draw:formula="?f13 + ?f25"/>
                <draw:equation draw:name="f27" draw:formula="if(?f26, 4, 2)"/>
                <draw:equation draw:name="f28" draw:formula="if(?f26, 3, 2)"/>
                <draw:equation draw:name="f29" draw:formula="if(?f26, ?f25, 0)"/>
                <draw:equation draw:name="f30" draw:formula="(?f13 + ?f29) / ?f25"/>
                <draw:equation draw:name="f31" draw:formula="?f30 * ?f28 / -1"/>
                <draw:equation draw:name="f32" draw:formula="?f27 + ?f31"/>
                <draw:equation draw:name="f33" draw:formula="?f9 * ?f32 / 24"/>
                <draw:equation draw:name="f34" draw:formula="?f6 * ?f32 / 24"/>
                <draw:equation draw:name="f35" draw:formula="?f3 - ?f33"/>
                <draw:equation draw:name="f36" draw:formula="?f5 - ?f34"/>
                <draw:equation draw:name="f37" draw:formula="115470"/>
              </draw:enhanced-geometry>
            </draw:custom-shape>
            <draw:custom-shape draw:name="Sechseck 92" draw:style-name="gr57" draw:text-style-name="P37" draw:layer="layout" svg:width="0.8cm" svg:height="0.8cm" svg:x="11.703cm" svg:y="5.981cm">
              <text:p text:style-name="P36"><text:span text:style-name="T52">4</text:span></text:p>
              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min(?f9, ?f6)"/>
                <draw:equation draw:name="f11" draw:formula="5419351 / 1725033"/>
                <draw:equation draw:name="f12" draw:formula="50000 * ?f9 / ?f10"/>
                <draw:equation draw:name="f13" draw:formula="$0"/>
                <draw:equation draw:name="f14" draw:formula="?f7 * ?f37 / 100000"/>
                <draw:equation draw:name="f15" draw:formula="?f10 * ?f13 / 100000"/>
                <draw:equation draw:name="f16" draw:formula="?f3 - ?f15"/>
                <draw:equation draw:name="f17" draw:formula="3600000 + ?f1"/>
                <draw:equation draw:name="f18" draw:formula="?f17 * ?f11 / ?f0"/>
                <draw:equation draw:name="f19" draw:formula="0 - ?f18"/>
                <draw:equation draw:name="f20" draw:formula="cos(?f19)"/>
                <draw:equation draw:name="f21" draw:formula="0 - ?f20"/>
                <draw:equation draw:name="f22" draw:formula="?f21 * ?f14"/>
                <draw:equation draw:name="f23" draw:formula="?f8 - ?f22"/>
                <draw:equation draw:name="f24" draw:formula="?f8 + ?f22"/>
                <draw:equation draw:name="f25" draw:formula="?f12 * -1 / 2"/>
                <draw:equation draw:name="f26" draw:formula="?f13 + ?f25"/>
                <draw:equation draw:name="f27" draw:formula="if(?f26, 4, 2)"/>
                <draw:equation draw:name="f28" draw:formula="if(?f26, 3, 2)"/>
                <draw:equation draw:name="f29" draw:formula="if(?f26, ?f25, 0)"/>
                <draw:equation draw:name="f30" draw:formula="(?f13 + ?f29) / ?f25"/>
                <draw:equation draw:name="f31" draw:formula="?f30 * ?f28 / -1"/>
                <draw:equation draw:name="f32" draw:formula="?f27 + ?f31"/>
                <draw:equation draw:name="f33" draw:formula="?f9 * ?f32 / 24"/>
                <draw:equation draw:name="f34" draw:formula="?f6 * ?f32 / 24"/>
                <draw:equation draw:name="f35" draw:formula="?f3 - ?f33"/>
                <draw:equation draw:name="f36" draw:formula="?f5 - ?f34"/>
                <draw:equation draw:name="f37" draw:formula="115470"/>
              </draw:enhanced-geometry>
            </draw:custom-shape>
            <draw:custom-shape draw:name="Sechseck 93" draw:style-name="gr57" draw:text-style-name="P37" draw:layer="layout" svg:width="0.8cm" svg:height="0.8cm" svg:x="14.849cm" svg:y="5.981cm">
              <text:p text:style-name="P36"><text:span text:style-name="T52">5</text:span></text:p>
              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min(?f9, ?f6)"/>
                <draw:equation draw:name="f11" draw:formula="5419351 / 1725033"/>
                <draw:equation draw:name="f12" draw:formula="50000 * ?f9 / ?f10"/>
                <draw:equation draw:name="f13" draw:formula="$0"/>
                <draw:equation draw:name="f14" draw:formula="?f7 * ?f37 / 100000"/>
                <draw:equation draw:name="f15" draw:formula="?f10 * ?f13 / 100000"/>
                <draw:equation draw:name="f16" draw:formula="?f3 - ?f15"/>
                <draw:equation draw:name="f17" draw:formula="3600000 + ?f1"/>
                <draw:equation draw:name="f18" draw:formula="?f17 * ?f11 / ?f0"/>
                <draw:equation draw:name="f19" draw:formula="0 - ?f18"/>
                <draw:equation draw:name="f20" draw:formula="cos(?f19)"/>
                <draw:equation draw:name="f21" draw:formula="0 - ?f20"/>
                <draw:equation draw:name="f22" draw:formula="?f21 * ?f14"/>
                <draw:equation draw:name="f23" draw:formula="?f8 - ?f22"/>
                <draw:equation draw:name="f24" draw:formula="?f8 + ?f22"/>
                <draw:equation draw:name="f25" draw:formula="?f12 * -1 / 2"/>
                <draw:equation draw:name="f26" draw:formula="?f13 + ?f25"/>
                <draw:equation draw:name="f27" draw:formula="if(?f26, 4, 2)"/>
                <draw:equation draw:name="f28" draw:formula="if(?f26, 3, 2)"/>
                <draw:equation draw:name="f29" draw:formula="if(?f26, ?f25, 0)"/>
                <draw:equation draw:name="f30" draw:formula="(?f13 + ?f29) / ?f25"/>
                <draw:equation draw:name="f31" draw:formula="?f30 * ?f28 / -1"/>
                <draw:equation draw:name="f32" draw:formula="?f27 + ?f31"/>
                <draw:equation draw:name="f33" draw:formula="?f9 * ?f32 / 24"/>
                <draw:equation draw:name="f34" draw:formula="?f6 * ?f32 / 24"/>
                <draw:equation draw:name="f35" draw:formula="?f3 - ?f33"/>
                <draw:equation draw:name="f36" draw:formula="?f5 - ?f34"/>
                <draw:equation draw:name="f37" draw:formula="115470"/>
              </draw:enhanced-geometry>
            </draw:custom-shape>
            <draw:custom-shape draw:name="Sechseck 94" draw:style-name="gr57" draw:text-style-name="P37" draw:layer="layout" svg:width="0.8cm" svg:height="0.8cm" svg:x="17.103cm" svg:y="5.981cm">
              <text:p text:style-name="P36"><text:span text:style-name="T52">6</text:span></text:p>
              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min(?f9, ?f6)"/>
                <draw:equation draw:name="f11" draw:formula="5419351 / 1725033"/>
                <draw:equation draw:name="f12" draw:formula="50000 * ?f9 / ?f10"/>
                <draw:equation draw:name="f13" draw:formula="$0"/>
                <draw:equation draw:name="f14" draw:formula="?f7 * ?f37 / 100000"/>
                <draw:equation draw:name="f15" draw:formula="?f10 * ?f13 / 100000"/>
                <draw:equation draw:name="f16" draw:formula="?f3 - ?f15"/>
                <draw:equation draw:name="f17" draw:formula="3600000 + ?f1"/>
                <draw:equation draw:name="f18" draw:formula="?f17 * ?f11 / ?f0"/>
                <draw:equation draw:name="f19" draw:formula="0 - ?f18"/>
                <draw:equation draw:name="f20" draw:formula="cos(?f19)"/>
                <draw:equation draw:name="f21" draw:formula="0 - ?f20"/>
                <draw:equation draw:name="f22" draw:formula="?f21 * ?f14"/>
                <draw:equation draw:name="f23" draw:formula="?f8 - ?f22"/>
                <draw:equation draw:name="f24" draw:formula="?f8 + ?f22"/>
                <draw:equation draw:name="f25" draw:formula="?f12 * -1 / 2"/>
                <draw:equation draw:name="f26" draw:formula="?f13 + ?f25"/>
                <draw:equation draw:name="f27" draw:formula="if(?f26, 4, 2)"/>
                <draw:equation draw:name="f28" draw:formula="if(?f26, 3, 2)"/>
                <draw:equation draw:name="f29" draw:formula="if(?f26, ?f25, 0)"/>
                <draw:equation draw:name="f30" draw:formula="(?f13 + ?f29) / ?f25"/>
                <draw:equation draw:name="f31" draw:formula="?f30 * ?f28 / -1"/>
                <draw:equation draw:name="f32" draw:formula="?f27 + ?f31"/>
                <draw:equation draw:name="f33" draw:formula="?f9 * ?f32 / 24"/>
                <draw:equation draw:name="f34" draw:formula="?f6 * ?f32 / 24"/>
                <draw:equation draw:name="f35" draw:formula="?f3 - ?f33"/>
                <draw:equation draw:name="f36" draw:formula="?f5 - ?f34"/>
                <draw:equation draw:name="f37" draw:formula="115470"/>
              </draw:enhanced-geometry>
            </draw:custom-shape>
            <draw:custom-shape draw:name="Sechseck 95" draw:style-name="gr57" draw:text-style-name="P37" draw:layer="layout" svg:width="0.8cm" svg:height="0.8cm" svg:x="20.802cm" svg:y="5.981cm">
              <text:p text:style-name="P36"><text:span text:style-name="T52">7</text:span></text:p>
              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min(?f9, ?f6)"/>
                <draw:equation draw:name="f11" draw:formula="5419351 / 1725033"/>
                <draw:equation draw:name="f12" draw:formula="50000 * ?f9 / ?f10"/>
                <draw:equation draw:name="f13" draw:formula="$0"/>
                <draw:equation draw:name="f14" draw:formula="?f7 * ?f37 / 100000"/>
                <draw:equation draw:name="f15" draw:formula="?f10 * ?f13 / 100000"/>
                <draw:equation draw:name="f16" draw:formula="?f3 - ?f15"/>
                <draw:equation draw:name="f17" draw:formula="3600000 + ?f1"/>
                <draw:equation draw:name="f18" draw:formula="?f17 * ?f11 / ?f0"/>
                <draw:equation draw:name="f19" draw:formula="0 - ?f18"/>
                <draw:equation draw:name="f20" draw:formula="cos(?f19)"/>
                <draw:equation draw:name="f21" draw:formula="0 - ?f20"/>
                <draw:equation draw:name="f22" draw:formula="?f21 * ?f14"/>
                <draw:equation draw:name="f23" draw:formula="?f8 - ?f22"/>
                <draw:equation draw:name="f24" draw:formula="?f8 + ?f22"/>
                <draw:equation draw:name="f25" draw:formula="?f12 * -1 / 2"/>
                <draw:equation draw:name="f26" draw:formula="?f13 + ?f25"/>
                <draw:equation draw:name="f27" draw:formula="if(?f26, 4, 2)"/>
                <draw:equation draw:name="f28" draw:formula="if(?f26, 3, 2)"/>
                <draw:equation draw:name="f29" draw:formula="if(?f26, ?f25, 0)"/>
                <draw:equation draw:name="f30" draw:formula="(?f13 + ?f29) / ?f25"/>
                <draw:equation draw:name="f31" draw:formula="?f30 * ?f28 / -1"/>
                <draw:equation draw:name="f32" draw:formula="?f27 + ?f31"/>
                <draw:equation draw:name="f33" draw:formula="?f9 * ?f32 / 24"/>
                <draw:equation draw:name="f34" draw:formula="?f6 * ?f32 / 24"/>
                <draw:equation draw:name="f35" draw:formula="?f3 - ?f33"/>
                <draw:equation draw:name="f36" draw:formula="?f5 - ?f34"/>
                <draw:equation draw:name="f37" draw:formula="115470"/>
              </draw:enhanced-geometry>
            </draw:custom-shape>
            <draw:custom-shape draw:name="Sechseck 96" draw:style-name="gr57" draw:text-style-name="P37" draw:layer="layout" svg:width="0.8cm" svg:height="0.8cm" svg:x="23.317cm" svg:y="5.981cm">
              <text:p text:style-name="P36"><text:span text:style-name="T52">8</text:span></text:p>
              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min(?f9, ?f6)"/>
                <draw:equation draw:name="f11" draw:formula="5419351 / 1725033"/>
                <draw:equation draw:name="f12" draw:formula="50000 * ?f9 / ?f10"/>
                <draw:equation draw:name="f13" draw:formula="$0"/>
                <draw:equation draw:name="f14" draw:formula="?f7 * ?f37 / 100000"/>
                <draw:equation draw:name="f15" draw:formula="?f10 * ?f13 / 100000"/>
                <draw:equation draw:name="f16" draw:formula="?f3 - ?f15"/>
                <draw:equation draw:name="f17" draw:formula="3600000 + ?f1"/>
                <draw:equation draw:name="f18" draw:formula="?f17 * ?f11 / ?f0"/>
                <draw:equation draw:name="f19" draw:formula="0 - ?f18"/>
                <draw:equation draw:name="f20" draw:formula="cos(?f19)"/>
                <draw:equation draw:name="f21" draw:formula="0 - ?f20"/>
                <draw:equation draw:name="f22" draw:formula="?f21 * ?f14"/>
                <draw:equation draw:name="f23" draw:formula="?f8 - ?f22"/>
                <draw:equation draw:name="f24" draw:formula="?f8 + ?f22"/>
                <draw:equation draw:name="f25" draw:formula="?f12 * -1 / 2"/>
                <draw:equation draw:name="f26" draw:formula="?f13 + ?f25"/>
                <draw:equation draw:name="f27" draw:formula="if(?f26, 4, 2)"/>
                <draw:equation draw:name="f28" draw:formula="if(?f26, 3, 2)"/>
                <draw:equation draw:name="f29" draw:formula="if(?f26, ?f25, 0)"/>
                <draw:equation draw:name="f30" draw:formula="(?f13 + ?f29) / ?f25"/>
                <draw:equation draw:name="f31" draw:formula="?f30 * ?f28 / -1"/>
                <draw:equation draw:name="f32" draw:formula="?f27 + ?f31"/>
                <draw:equation draw:name="f33" draw:formula="?f9 * ?f32 / 24"/>
                <draw:equation draw:name="f34" draw:formula="?f6 * ?f32 / 24"/>
                <draw:equation draw:name="f35" draw:formula="?f3 - ?f33"/>
                <draw:equation draw:name="f36" draw:formula="?f5 - ?f34"/>
                <draw:equation draw:name="f37" draw:formula="115470"/>
              </draw:enhanced-geometry>
            </draw:custom-shape>
            <draw:custom-shape draw:name="Freihandform 10" draw:style-name="gr58" draw:text-style-name="P38" draw:layer="layout" svg:width="2.521cm" svg:height="1.316cm" svg:x="6.724cm" svg:y="4.806cm">
              <text:p text:style-name="P32"><text:span text:style-name="T53">H</text:span><text:span text:style-name="T54">AA</text:span><text:span text:style-name="T55">2</text:span><text:span text:style-name="T56">(e</text:span><text:span text:style-name="T55"> </text:span><text:span text:style-name="T57">j</text:span><text:span text:style-name="T58">Ω</text:span><text:span text:style-name="T45">)</text:span></text:p>
              <draw:enhanced-geometry svg:viewBox="0 0 21600 21600" draw:mirror-horizontal="false" draw:mirror-vertical="fals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Gerade Verbindung 20" draw:style-name="gr59" draw:text-style-name="P27" draw:layer="layout" svg:width="1.065cm" svg:height="0.001cm" svg:x="5.608cm" svg:y="5.427cm">
              <text:p/>
    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Textfeld 44" draw:style-name="gr60" draw:text-style-name="P30" draw:layer="layout" svg:width="1.235cm" svg:height="1.144cm" svg:x="7.523cm" svg:y="2.305cm">
              <draw:text-box>
                <text:p text:style-name="P29"><text:span text:style-name="T30">f</text:span><text:span text:style-name="T46">S</text:span><text:span text:style-name="T59">1</text:span></text:p>
              </draw:text-box>
            </draw:frame>
            <draw:custom-shape draw:name="Gerade Verbindung 45" draw:style-name="gr26" draw:text-style-name="P27" draw:layer="layout" svg:width="0.001cm" svg:height="2.269cm" svg:x="5.089cm" svg:y="2.28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reihandform 51" draw:style-name="gr52" draw:text-style-name="P30" draw:layer="layout" svg:width="1.77cm" svg:height="1.006cm" svg:x="11.542cm" svg:y="3.535cm">
              <text:p text:style-name="P29"><text:span text:style-name="T32">x</text:span><text:span text:style-name="T47">3</text:span><text:span text:style-name="T48"> </text:span><text:span text:style-name="T34">[</text:span><text:span text:style-name="T32">m</text:span><text:span text:style-name="T34">]</text:span></text:p>
              <draw:enhanced-geometry svg:viewBox="0 0 21600 21600" draw:mirror-horizontal="false" draw:mirror-vertical="fals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0" draw:style-name="gr58" draw:text-style-name="P38" draw:layer="layout" svg:width="2.521cm" svg:height="1.316cm" svg:x="18.042cm" svg:y="4.766cm">
              <text:p text:style-name="P32"><text:span text:style-name="T53">H</text:span><text:span text:style-name="T54">IP</text:span><text:span text:style-name="T55">1</text:span><text:span text:style-name="T56">(</text:span><text:span text:style-name="T56">e</text:span><text:span text:style-name="T55"> </text:span><text:span text:style-name="T57">j</text:span><text:span text:style-name="T58">Ω</text:span><text:span text:style-name="T45">)</text:span></text:p>
              <draw:enhanced-geometry svg:viewBox="0 0 21600 21600" draw:mirror-horizontal="false" draw:mirror-vertical="fals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Gerade Verbindung 52" draw:style-name="gr61" draw:text-style-name="P27" draw:layer="layout" svg:width="1.001cm" svg:height="0.027cm" svg:x="16.954cm" svg:y="5.398cm">
              <text:p/>
              <draw:enhanced-geometry svg:viewBox="0 0 21600 21600" draw:mirror-vertical="true" draw:mirror-horizontal="fals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reihandform 59" draw:style-name="gr45" draw:text-style-name="P30" draw:layer="layout" svg:width="1.969cm" svg:height="1.006cm" svg:x="17.246cm" svg:y="3.535cm">
              <text:p text:style-name="P29"><text:span text:style-name="T32">y</text:span><text:span text:style-name="T47">2</text:span><text:span text:style-name="T48"> </text:span><text:span text:style-name="T34">[</text:span><text:span text:style-name="T32">n</text:span><text:span text:style-name="T34">]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29" draw:style-name="gr62" draw:text-style-name="P39" draw:layer="layout" svg:width="1.851cm" svg:height="0.87cm" svg:x="12.73cm" svg:y="6.512cm">
              <text:p text:style-name="P29"><text:span text:style-name="T60">D</text:span><text:span text:style-name="T60">S</text:span><text:span text:style-name="T60">V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g draw:name="Gruppieren 85">
              <draw:custom-shape draw:name="Freihandform 6" draw:style-name="gr63" draw:text-style-name="P31" draw:layer="layout" svg:width="1.8cm" svg:height="1.289cm" svg:x="24.302cm" svg:y="4.765cm">
                <text:p text:style-name="P29"><text:span text:style-name="T35">H</text:span><text:span text:style-name="T36">I</text:span><text:span text:style-name="T36">P</text:span><text:span text:style-name="T36">2</text:span><text:span text:style-name="T38">(</text:span><text:span text:style-name="T35">f</text:span><text:span text:style-name="T39"> </text:span><text:span text:style-name="T38">)</text:span></text:p>
                <draw:enhanced-geometry svg:viewBox="0 0 21600 21600" draw:mirror-horizontal="false" draw:mirror-vertical="false" draw:text-areas="?f10 ?f12 ?f11 ?f13" draw:type="non-primitive" draw:enhanced-path="M ?f8 ?f8 L ?f9 ?f8 ?f9 ?f9 ?f8 ?f9 ?f8 ?f8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?f0 / ?f6"/>
                  <draw:equation draw:name="f11" draw:formula="?f1 / ?f6"/>
                  <draw:equation draw:name="f12" draw:formula="?f2 / ?f7"/>
                  <draw:equation draw:name="f13" draw:formula="?f3 / ?f7"/>
                </draw:enhanced-geometry>
              </draw:custom-shape>
            </draw:g>
            <draw:custom-shape draw:style-name="gr29" draw:text-style-name="P28" draw:layer="layout" svg:width="1.5cm" svg:height="0.688cm" svg:x="9.242cm" svg:y="2.451cm">
              <text:p/>
              <draw:enhanced-geometry svg:viewBox="0 0 21600 21600" draw:text-areas="0 0 21600 21600" draw:type="notched-right-arrow" draw:modifiers="15306.7466266867 5873.47391786903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4" draw:text-style-name="P28" draw:layer="layout" svg:width="1.375cm" svg:height="0.688cm" svg:x="14.908cm" svg:y="2.451cm">
              <text:p/>
              <draw:enhanced-geometry svg:viewBox="0 0 21600 21600" draw:text-areas="0 0 21600 21600" draw:type="notched-right-arrow" draw:modifiers="15306.7466266867 5873.47391786903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5" draw:text-style-name="P28" draw:layer="layout" svg:width="1.249cm" svg:height="0.688cm" svg:x="21.05cm" svg:y="2.451cm">
              <text:p/>
              <draw:enhanced-geometry svg:viewBox="0 0 21600 21600" draw:text-areas="0 0 21600 21600" draw:type="notched-right-arrow" draw:modifiers="15306.7466266867 5873.47391786903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0" draw:text-style-name="P28" draw:layer="layout" svg:width="1.376cm" svg:height="0.688cm" svg:x="16.566cm" svg:y="2.451cm">
              <text:p/>
              <draw:enhanced-geometry svg:viewBox="0 0 21600 21600" draw:mirror-horizontal="true" draw:text-areas="0 0 21600 21600" draw:type="notched-right-arrow" draw:modifiers="15306.7466266867 5873.47391786903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0" draw:text-style-name="P28" draw:layer="layout" svg:width="1.376cm" svg:height="0.688cm" svg:x="11.04cm" svg:y="2.451cm">
              <text:p/>
              <draw:enhanced-geometry svg:viewBox="0 0 21600 21600" draw:mirror-horizontal="true" draw:text-areas="0 0 21600 21600" draw:type="notched-right-arrow" draw:modifiers="15306.7466266867 5873.47391786903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0" draw:text-style-name="P28" draw:layer="layout" svg:width="1.376cm" svg:height="0.688cm" svg:x="5.237cm" svg:y="2.451cm">
              <text:p/>
              <draw:enhanced-geometry svg:viewBox="0 0 21600 21600" draw:mirror-horizontal="true" draw:text-areas="0 0 21600 21600" draw:type="notched-right-arrow" draw:modifiers="15306.7466266867 5873.47391786903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7" draw:text-style-name="P28" draw:layer="layout" svg:width="1.5cm" svg:height="0.688cm" svg:x="3.417cm" svg:y="2.451cm">
              <text:p/>
              <draw:enhanced-geometry svg:viewBox="0 0 21600 21600" draw:text-areas="0 0 21600 21600" draw:type="notched-right-arrow" draw:modifiers="15306.7466266867 5873.47391786903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Textfeld 44" draw:style-name="gr28" draw:text-style-name="P30" draw:layer="layout" svg:width="2.622cm" svg:height="0.979cm" svg:x="0.635cm" svg:y="2.306cm">
              <draw:text-box>
                <text:p text:style-name="P29"><text:span text:style-name="T30">analog</text:span></text:p>
              </draw:text-box>
            </draw:frame>
            <draw:custom-shape draw:style-name="gr31" draw:text-style-name="P28" draw:layer="layout" svg:width="1.376cm" svg:height="0.688cm" svg:x="22.586cm" svg:y="2.451cm">
              <text:p/>
              <draw:enhanced-geometry svg:viewBox="0 0 21600 21600" draw:mirror-horizontal="true" draw:text-areas="0 0 21600 21600" draw:type="notched-right-arrow" draw:modifiers="15306.7466266867 5873.47391786903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Textfeld 44" draw:style-name="gr32" draw:text-style-name="P30" draw:layer="layout" svg:width="2.251cm" svg:height="0.979cm" svg:x="24.421cm" svg:y="2.306cm">
              <draw:text-box>
                <text:p text:style-name="P29"><text:span text:style-name="T30">analog</text:span></text:p>
              </draw:text-box>
            </draw:frame>
          </draw:g>
          <draw:custom-shape draw:name="Freihandform 62" draw:style-name="gr62" draw:text-style-name="P40" draw:layer="layout" svg:width="3.012cm" svg:height="1.424cm" svg:x="9.58cm" svg:y="6.77cm">
            <text:p text:style-name="P32"><text:span text:style-name="T61">Down-sampling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ihandform 63" draw:style-name="gr62" draw:text-style-name="P34" draw:layer="layout" svg:width="3.139cm" svg:height="1.422cm" svg:x="14.88cm" svg:y="6.686cm">
            <text:p text:style-name="P32"><text:span text:style-name="T61">Up-sampling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adornments="Standard"/>
    <style:font-face style:name="Arial2" svg:font-family="Arial" style:font-adornments="Standard" style:font-family-generic="swiss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a2325" svg:viewBox="0 0 20 30" svg:d="M10 0l-10 30h20z"/>
    <draw:marker draw:name="a2329" svg:viewBox="0 0 20 30" svg:d="M10 0l-10 30h20z"/>
    <draw:marker draw:name="a2333" svg:viewBox="0 0 20 30" svg:d="M10 0l-10 30h20z"/>
    <draw:marker draw:name="a2409" svg:viewBox="0 0 20 30" svg:d="M10 0l-10 30h20z"/>
    <draw:marker draw:name="a2420" svg:viewBox="0 0 20 30" svg:d="M10 0l-10 30h20z"/>
    <draw:marker draw:name="a2463" svg:viewBox="0 0 20 30" svg:d="M10 0l-10 30h20z"/>
    <draw:marker draw:name="a2467" svg:viewBox="0 0 20 30" svg:d="M10 0l-10 30h20z"/>
    <draw:marker draw:name="a2500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Muenker</meta:initial-creator>
    <meta:creation-date>2019-01-20T16:33:28.134567948</meta:creation-date>
    <dc:date>2019-01-20T17:59:54.895659107</dc:date>
    <dc:creator>Christian Muenker</dc:creator>
    <meta:editing-duration>PT16M39S</meta:editing-duration>
    <meta:editing-cycles>3</meta:editing-cycles>
    <meta:generator>LibreOffice/6.0.7.3$Linux_X86_64 LibreOffice_project/00m0$Build-3</meta:generator>
    <meta:document-statistic meta:object-count="108"/>
  </office:meta>
</office:document-meta>
</file>